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T12"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Courier New"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Courier New" style:font-name-complex="Times New Roman"/>
    </style:style>
    <style:style style:name="P18" style:parent-style-name="Standard" style:family="paragraph">
      <style:text-properties style:font-name="Times New Roman" style:font-name-complex="Times New Roman"/>
    </style:style>
    <style:style style:name="T19"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Courier New"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T24"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T29"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ableColumn35" style:family="table-column">
      <style:table-column-properties style:column-width="7.075in" style:use-optimal-column-width="false"/>
    </style:style>
    <style:style style:name="Table34" style:family="table">
      <style:table-properties style:width="7.075in" fo:margin-left="-0.075in" table:align="lef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T38" style:parent-style-name="DefaultParagraphFont" style:family="text">
      <style:text-properties style:font-name="Courier New" style:font-name-complex="Times New Roman" fo:font-size="10pt" style:font-size-asian="10pt" style:font-size-complex="10pt"/>
    </style:style>
    <style:style style:name="T39" style:parent-style-name="DefaultParagraphFont" style:family="text">
      <style:text-properties style:font-name="Courier New" style:font-name-complex="Times New Roman" fo:font-size="10pt" style:font-size-asian="10pt" style:font-size-complex="10pt"/>
    </style:style>
    <style:style style:name="T40" style:parent-style-name="DefaultParagraphFont" style:family="text">
      <style:text-properties style:font-name="Courier New" style:font-name-complex="Times New Roman" fo:font-size="10pt" style:font-size-asian="10pt" style:font-size-complex="10pt"/>
    </style:style>
    <style:style style:name="T41" style:parent-style-name="DefaultParagraphFont" style:family="text">
      <style:text-properties style:font-name="Courier New" style:font-name-complex="Times New Roman" fo:font-size="10pt" style:font-size-asian="10pt" style:font-size-complex="10pt"/>
    </style:style>
    <style:style style:name="P42" style:parent-style-name="Standard" style:family="paragraph">
      <style:text-properties style:font-name="Courier New" style:font-name-complex="Times New Roman" fo:font-size="10pt" style:font-size-asian="10pt" style:font-size-complex="10pt"/>
    </style:style>
    <style:style style:name="T43" style:parent-style-name="DefaultParagraphFont" style:family="text">
      <style:text-properties style:font-name="Courier New" style:font-name-complex="Times New Roman" fo:font-size="10pt" style:font-size-asian="10pt" style:font-size-complex="10pt"/>
    </style:style>
    <style:style style:name="P44" style:parent-style-name="Standard" style:family="paragraph">
      <style:text-properties style:font-name="Courier New" style:font-name-complex="Times New Roman" fo:font-size="10pt" style:font-size-asian="10pt" style:font-size-complex="10pt"/>
    </style:style>
    <style:style style:name="T45" style:parent-style-name="DefaultParagraphFont" style:family="text">
      <style:text-properties style:font-name="Courier New" style:font-name-complex="Times New Roman" fo:font-size="10pt" style:font-size-asian="10pt" style:font-size-complex="10pt"/>
    </style:style>
    <style:style style:name="T46" style:parent-style-name="DefaultParagraphFont" style:family="text">
      <style:text-properties style:font-name="Courier New" style:font-name-complex="Times New Roman" fo:font-size="10pt" style:font-size-asian="10pt" style:font-size-complex="10pt"/>
    </style:style>
    <style:style style:name="T47" style:parent-style-name="DefaultParagraphFont" style:family="text">
      <style:text-properties style:font-name="Courier New" style:font-name-complex="Times New Roman" fo:font-size="10pt" style:font-size-asian="10pt" style:font-size-complex="10pt"/>
    </style:style>
    <style:style style:name="T48" style:parent-style-name="DefaultParagraphFont" style:family="text">
      <style:text-properties style:font-name="Courier New" style:font-name-complex="Times New Roman" fo:font-size="10pt" style:font-size-asian="10pt" style:font-size-complex="10pt"/>
    </style:style>
    <style:style style:name="T49" style:parent-style-name="DefaultParagraphFont" style:family="text">
      <style:text-properties style:font-name="Courier New" style:font-name-complex="Times New Roman" fo:font-size="10pt" style:font-size-asian="10pt" style:font-size-complex="10pt"/>
    </style:style>
    <style:style style:name="T50" style:parent-style-name="DefaultParagraphFont" style:family="text">
      <style:text-properties style:font-name="Courier New" style:font-name-complex="Times New Roman" fo:font-size="10pt" style:font-size-asian="10pt" style:font-size-complex="10pt"/>
    </style:style>
    <style:style style:name="P51" style:parent-style-name="Standard" style:family="paragraph">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paragraph-properties style:punctuation-wrap="simple"/>
      <style:text-properties style:font-name="Times New Roman" style:font-name-complex="Times New Roman"/>
    </style:style>
    <style:style style:name="P57" style:parent-style-name="Standard" style:family="paragraph">
      <style:paragraph-properties fo:break-before="page"/>
    </style:style>
    <style:style style:name="T58" style:parent-style-name="DefaultParagraphFont" style:family="text">
      <style:text-properties style:font-name="Times New Roman" style:font-name-complex="Times New Roman"/>
    </style:style>
    <style:style style:name="TableColumn60" style:family="table-column">
      <style:table-column-properties style:column-width="3.5381in" style:use-optimal-column-width="false"/>
    </style:style>
    <style:style style:name="TableColumn61" style:family="table-column">
      <style:table-column-properties style:column-width="3.5368in" style:use-optimal-column-width="false"/>
    </style:style>
    <style:style style:name="Table59" style:family="table">
      <style:table-properties style:width="7.075in" fo:margin-left="-0.075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T64" style:parent-style-name="DefaultParagraphFont" style:family="text">
      <style:text-properties style:font-name="Courier New" style:font-name-complex="Times New Roman" fo:font-size="11pt" style:font-size-asian="11pt" style:font-size-complex="11pt"/>
    </style:style>
    <style:style style:name="T65" style:parent-style-name="DefaultParagraphFont" style:family="text">
      <style:text-properties style:font-name="Courier New" style:font-name-complex="Times New Roman" fo:font-size="11pt" style:font-size-asian="11pt" style:font-size-complex="11pt"/>
    </style:style>
    <style:style style:name="T66" style:parent-style-name="DefaultParagraphFont" style:family="text">
      <style:text-properties style:font-name="Courier New" style:font-name-complex="Times New Roman" fo:font-size="11pt" style:font-size-asian="11pt" style:font-size-complex="11pt"/>
    </style:style>
    <style:style style:name="P67" style:parent-style-name="Standard" style:family="paragraph">
      <style:text-properties style:font-name="Courier New" style:font-name-complex="Times New Roman" fo:font-size="11pt" style:font-size-asian="11pt" style:font-size-complex="11pt"/>
    </style:style>
    <style:style style:name="T68" style:parent-style-name="DefaultParagraphFont" style:family="text">
      <style:text-properties style:font-name="Courier New" style:font-name-complex="Times New Roman" fo:font-size="11pt" style:font-size-asian="11pt" style:font-size-complex="11pt"/>
    </style:style>
    <style:style style:name="P69" style:parent-style-name="Standard" style:family="paragraph">
      <style:text-properties style:font-name="Courier New" style:font-name-complex="Times New Roman" fo:font-size="11pt" style:font-size-asian="11pt" style:font-size-complex="11pt"/>
    </style:style>
    <style:style style:name="T70" style:parent-style-name="DefaultParagraphFont" style:family="text">
      <style:text-properties style:font-name="Courier New" style:font-name-complex="Times New Roman" fo:font-size="11pt" style:font-size-asian="11pt" style:font-size-complex="11pt"/>
    </style:style>
    <style:style style:name="P71" style:parent-style-name="Standard" style:family="paragraph">
      <style:text-properties style:font-name="Courier New" style:font-name-complex="Times New Roman" fo:font-size="11pt" style:font-size-asian="11pt" style:font-size-complex="11pt"/>
    </style:style>
    <style:style style:name="T72" style:parent-style-name="DefaultParagraphFont" style:family="text">
      <style:text-properties style:font-name="Courier New" style:font-name-complex="Times New Roman" fo:font-size="11pt" style:font-size-asian="11pt" style:font-size-complex="11pt"/>
    </style:style>
    <style:style style:name="T73" style:parent-style-name="DefaultParagraphFont" style:family="text">
      <style:text-properties style:font-name="Courier New" style:font-name-complex="Times New Roman" fo:font-size="11pt" style:font-size-asian="11pt" style:font-size-complex="11pt"/>
    </style:style>
    <style:style style:name="T74" style:parent-style-name="DefaultParagraphFont" style:family="text">
      <style:text-properties style:font-name="Courier New" style:font-name-complex="Times New Roman" fo:font-size="11pt" style:font-size-asian="11pt" style:font-size-complex="11pt"/>
    </style:style>
    <style:style style:name="T75" style:parent-style-name="DefaultParagraphFont" style:family="text">
      <style:text-properties style:font-name="Courier New" style:font-name-complex="Times New Roman" fo:font-size="11pt" style:font-size-asian="11pt" style:font-size-complex="11pt"/>
    </style:style>
    <style:style style:name="P76" style:parent-style-name="Standard" style:family="paragraph">
      <style:text-properties style:font-name="Courier New" style:font-name-complex="Times New Roman" fo:font-size="11pt" style:font-size-asian="11pt" style:font-size-complex="11pt"/>
    </style:style>
    <style:style style:name="T77" style:parent-style-name="DefaultParagraphFont" style:family="text">
      <style:text-properties style:font-name="Courier New" style:font-name-complex="Times New Roman" fo:font-size="11pt" style:font-size-asian="11pt" style:font-size-complex="11pt"/>
    </style:style>
    <style:style style:name="T78" style:parent-style-name="DefaultParagraphFont" style:family="text">
      <style:text-properties style:font-name="Courier New" style:font-name-complex="Times New Roman" fo:font-size="11pt" style:font-size-asian="11pt" style:font-size-complex="11pt"/>
    </style:style>
    <style:style style:name="T79" style:parent-style-name="DefaultParagraphFont" style:family="text">
      <style:text-properties style:font-name="Courier New" style:font-name-complex="Times New Roman" fo:font-size="11pt" style:font-size-asian="11pt" style:font-size-complex="11pt"/>
    </style:style>
    <style:style style:name="T80" style:parent-style-name="DefaultParagraphFont" style:family="text">
      <style:text-properties style:font-name="Courier New" style:font-name-complex="Times New Roman" fo:font-size="11pt" style:font-size-asian="11pt" style:font-size-complex="11pt"/>
    </style:style>
    <style:style style:name="T81" style:parent-style-name="DefaultParagraphFont" style:family="text">
      <style:text-properties style:font-name="Courier New" style:font-name-complex="Times New Roman" fo:font-size="11pt" style:font-size-asian="11pt" style:font-size-complex="11pt"/>
    </style:style>
    <style:style style:name="T82" style:parent-style-name="DefaultParagraphFont" style:family="text">
      <style:text-properties style:font-name="Courier New" style:font-name-complex="Times New Roman" fo:font-size="11pt" style:font-size-asian="11pt" style:font-size-complex="11pt"/>
    </style:style>
    <style:style style:name="P83" style:parent-style-name="Standard" style:family="paragraph">
      <style:text-properties style:font-name="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Courier New" style:font-name-complex="Times New Roman"/>
    </style:style>
    <style:style style:name="T87" style:parent-style-name="DefaultParagraphFont" style:family="text">
      <style:text-properties style:font-name="Times New Roman" style:font-name-complex="Times New Roman"/>
    </style:style>
    <style:style style:name="P88" style:parent-style-name="Standard" style:family="paragraph">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Courier New" style:font-name-complex="Times New Roman"/>
    </style:style>
    <style:style style:name="T94" style:parent-style-name="DefaultParagraphFont" style:family="text">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ableColumn101" style:family="table-column">
      <style:table-column-properties style:column-width="7.075in" style:use-optimal-column-width="false"/>
    </style:style>
    <style:style style:name="Table100" style:family="table">
      <style:table-properties style:width="7.075in" fo:margin-left="-0.075in" table:align="lef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T104" style:parent-style-name="DefaultParagraphFont" style:family="text">
      <style:text-properties style:font-name="Courier New" style:font-name-complex="Times New Roman"/>
    </style:style>
    <style:style style:name="T105" style:parent-style-name="DefaultParagraphFont" style:family="text">
      <style:text-properties style:font-name="Courier New" style:font-name-complex="Times New Roman"/>
    </style:style>
    <style:style style:name="T106" style:parent-style-name="DefaultParagraphFont" style:family="text">
      <style:text-properties style:font-name="Courier New" style:font-name-complex="Times New Roman"/>
    </style:style>
    <style:style style:name="T107" style:parent-style-name="DefaultParagraphFont" style:family="text">
      <style:text-properties style:font-name="Courier New" style:font-name-complex="Times New Roman"/>
    </style:style>
    <style:style style:name="P108" style:parent-style-name="Standard" style:family="paragraph">
      <style:text-properties style:font-name="Times New Roman" style:font-name-complex="Times New Roman"/>
    </style:style>
    <style:style style:name="P109" style:parent-style-name="Standard" style:family="paragraph">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P112" style:parent-style-name="Standard" style:family="paragraph">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Courier New"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fo:font-style="italic" style:font-style-asian="italic" style:font-style-complex="italic"/>
    </style:style>
    <style:style style:name="T117" style:parent-style-name="DefaultParagraphFont" style:family="text">
      <style:text-properties style:font-name="Times New Roman" style:font-name-complex="Times New Roman"/>
    </style:style>
    <style:style style:name="P118" style:parent-style-name="Standard" style:family="paragraph">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P122" style:parent-style-name="Standard" style:family="paragraph">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Courier New"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Normal" style:family="paragraph">
      <style:paragraph-properties fo:break-before="page"/>
    </style:style>
    <style:style style:name="TableColumn131" style:family="table-column">
      <style:table-column-properties style:column-width="7.075in" style:use-optimal-column-width="false"/>
    </style:style>
    <style:style style:name="Table130" style:family="table">
      <style:table-properties style:width="7.075in" fo:margin-left="-0.075in" table:align="left"/>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T134" style:parent-style-name="DefaultParagraphFont" style:family="text">
      <style:text-properties style:font-name="Courier New" style:font-name-complex="Times New Roman" fo:font-size="10pt" style:font-size-asian="10pt" style:font-size-complex="10pt"/>
    </style:style>
    <style:style style:name="T135" style:parent-style-name="DefaultParagraphFont" style:family="text">
      <style:text-properties style:font-name="Courier New" style:font-name-complex="Times New Roman" fo:font-size="10pt" style:font-size-asian="10pt" style:font-size-complex="10pt"/>
    </style:style>
    <style:style style:name="T136" style:parent-style-name="DefaultParagraphFont" style:family="text">
      <style:text-properties style:font-name="Courier New" style:font-name-complex="Times New Roman" fo:font-size="10pt" style:font-size-asian="10pt" style:font-size-complex="10pt"/>
    </style:style>
    <style:style style:name="T137" style:parent-style-name="DefaultParagraphFont" style:family="text">
      <style:text-properties style:font-name="Courier New" style:font-name-complex="Times New Roman" fo:font-size="10pt" style:font-size-asian="10pt" style:font-size-complex="10pt"/>
    </style:style>
    <style:style style:name="T138" style:parent-style-name="DefaultParagraphFont" style:family="text">
      <style:text-properties style:font-name="Courier New" style:font-name-complex="Times New Roman" fo:font-size="10pt" style:font-size-asian="10pt" style:font-size-complex="10pt"/>
    </style:style>
    <style:style style:name="T139" style:parent-style-name="DefaultParagraphFont" style:family="text">
      <style:text-properties style:font-name="Courier New" style:font-name-complex="Times New Roman" fo:font-size="10pt" style:font-size-asian="10pt" style:font-size-complex="10pt"/>
    </style:style>
    <style:style style:name="T140" style:parent-style-name="DefaultParagraphFont" style:family="text">
      <style:text-properties style:font-name="Courier New" style:font-name-complex="Times New Roman" fo:font-size="10pt" style:font-size-asian="10pt" style:font-size-complex="10pt"/>
    </style:style>
    <style:style style:name="T141" style:parent-style-name="DefaultParagraphFont" style:family="text">
      <style:text-properties style:font-name="Courier New" style:font-name-complex="Times New Roman" fo:font-size="10pt" style:font-size-asian="10pt" style:font-size-complex="10pt"/>
    </style:style>
    <style:style style:name="T142" style:parent-style-name="DefaultParagraphFont" style:family="text">
      <style:text-properties style:font-name="Courier New" style:font-name-complex="Times New Roman" fo:font-size="10pt" style:font-size-asian="10pt" style:font-size-complex="10pt"/>
    </style:style>
    <style:style style:name="T143" style:parent-style-name="DefaultParagraphFont" style:family="text">
      <style:text-properties style:font-name="Courier New" style:font-name-complex="Times New Roman" fo:font-size="10pt" style:font-size-asian="10pt" style:font-size-complex="10pt"/>
    </style:style>
    <style:style style:name="T144" style:parent-style-name="DefaultParagraphFont" style:family="text">
      <style:text-properties style:font-name="Courier New" style:font-name-complex="Times New Roman" fo:font-size="10pt" style:font-size-asian="10pt" style:font-size-complex="10pt"/>
    </style:style>
    <style:style style:name="T145" style:parent-style-name="DefaultParagraphFont" style:family="text">
      <style:text-properties style:font-name="Courier New" style:font-name-complex="Times New Roman" fo:font-size="10pt" style:font-size-asian="10pt" style:font-size-complex="10pt"/>
    </style:style>
    <style:style style:name="T146" style:parent-style-name="DefaultParagraphFont" style:family="text">
      <style:text-properties style:font-name="Courier New" style:font-name-complex="Times New Roman" fo:font-size="10pt" style:font-size-asian="10pt" style:font-size-complex="10pt"/>
    </style:style>
    <style:style style:name="T147" style:parent-style-name="DefaultParagraphFont" style:family="text">
      <style:text-properties style:font-name="Courier New" style:font-name-complex="Times New Roman" fo:font-size="10pt" style:font-size-asian="10pt" style:font-size-complex="10pt"/>
    </style:style>
    <style:style style:name="T148" style:parent-style-name="DefaultParagraphFont" style:family="text">
      <style:text-properties style:font-name="Courier New" style:font-name-complex="Times New Roman" fo:font-size="10pt" style:font-size-asian="10pt" style:font-size-complex="10pt"/>
    </style:style>
    <style:style style:name="T149" style:parent-style-name="DefaultParagraphFont" style:family="text">
      <style:text-properties style:font-name="Courier New" style:font-name-complex="Times New Roman" fo:font-size="10pt" style:font-size-asian="10pt" style:font-size-complex="10pt"/>
    </style:style>
    <style:style style:name="T150" style:parent-style-name="DefaultParagraphFont" style:family="text">
      <style:text-properties style:font-name="Courier New" style:font-name-complex="Times New Roman" fo:font-size="10pt" style:font-size-asian="10pt" style:font-size-complex="10pt"/>
    </style:style>
    <style:style style:name="T151" style:parent-style-name="DefaultParagraphFont" style:family="text">
      <style:text-properties style:font-name="Courier New" style:font-name-complex="Times New Roman" fo:font-size="10pt" style:font-size-asian="10pt" style:font-size-complex="10pt"/>
    </style:style>
    <style:style style:name="T152" style:parent-style-name="DefaultParagraphFont" style:family="text">
      <style:text-properties style:font-name="Courier New" style:font-name-complex="Times New Roman" fo:font-size="10pt" style:font-size-asian="10pt" style:font-size-complex="10pt"/>
    </style:style>
    <style:style style:name="T153" style:parent-style-name="DefaultParagraphFont" style:family="text">
      <style:text-properties style:font-name="Courier New" style:font-name-complex="Times New Roman" fo:font-size="10pt" style:font-size-asian="10pt" style:font-size-complex="10pt"/>
    </style:style>
    <style:style style:name="T154" style:parent-style-name="DefaultParagraphFont" style:family="text">
      <style:text-properties style:font-name="Courier New" style:font-name-complex="Times New Roman" fo:font-size="10pt" style:font-size-asian="10pt" style:font-size-complex="10pt"/>
    </style:style>
    <style:style style:name="T155" style:parent-style-name="DefaultParagraphFont" style:family="text">
      <style:text-properties style:font-name="Courier New" style:font-name-complex="Times New Roman" fo:font-size="10pt" style:font-size-asian="10pt" style:font-size-complex="10pt"/>
    </style:style>
    <style:style style:name="T156" style:parent-style-name="DefaultParagraphFont" style:family="text">
      <style:text-properties style:font-name="Courier New" style:font-name-complex="Times New Roman" fo:font-size="10pt" style:font-size-asian="10pt" style:font-size-complex="10pt"/>
    </style:style>
    <style:style style:name="T157" style:parent-style-name="DefaultParagraphFont" style:family="text">
      <style:text-properties style:font-name="Courier New" style:font-name-complex="Times New Roman" fo:font-size="10pt" style:font-size-asian="10pt" style:font-size-complex="10pt"/>
    </style:style>
    <style:style style:name="T158" style:parent-style-name="DefaultParagraphFont" style:family="text">
      <style:text-properties style:font-name="Courier New" style:font-name-complex="Times New Roman" fo:font-size="10pt" style:font-size-asian="10pt" style:font-size-complex="10pt"/>
    </style:style>
    <style:style style:name="T159" style:parent-style-name="DefaultParagraphFont" style:family="text">
      <style:text-properties style:font-name="Courier New" style:font-name-complex="Times New Roman" fo:font-size="10pt" style:font-size-asian="10pt" style:font-size-complex="10pt"/>
    </style:style>
    <style:style style:name="T160" style:parent-style-name="DefaultParagraphFont" style:family="text">
      <style:text-properties style:font-name="Courier New" style:font-name-complex="Times New Roman" fo:font-size="10pt" style:font-size-asian="10pt" style:font-size-complex="10pt"/>
    </style:style>
    <style:style style:name="P161" style:parent-style-name="Standard" style:family="paragraph">
      <style:text-properties style:font-name="Times New Roman" style:font-name-complex="Times New Roman" fo:font-size="10pt" style:font-size-asian="10pt" style:font-size-complex="10pt"/>
    </style:style>
    <style:style style:name="P162" style:parent-style-name="Standard" style:family="paragraph">
      <style:text-properties style:font-name="Times New Roman" style:font-name-complex="Times New Roman" fo:font-size="10pt" style:font-size-asian="10pt" style:font-size-complex="10pt"/>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Courier New" style:font-name-complex="Times New Roman"/>
    </style:style>
    <style:style style:name="T165" style:parent-style-name="DefaultParagraphFont" style:family="text">
      <style:text-properties style:font-name="Times New Roman" style:font-name-complex="Times New Roman"/>
    </style:style>
    <style:style style:name="TableColumn167" style:family="table-column">
      <style:table-column-properties style:column-width="7.075in" style:use-optimal-column-width="false"/>
    </style:style>
    <style:style style:name="Table166" style:family="table">
      <style:table-properties style:width="7.075in" fo:margin-left="-0.075in" table:align="lef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T170" style:parent-style-name="DefaultParagraphFont" style:family="text">
      <style:text-properties style:font-name="Courier New" style:font-name-complex="Times New Roman" fo:font-size="10pt" style:font-size-asian="10pt" style:font-size-complex="10pt"/>
    </style:style>
    <style:style style:name="T171" style:parent-style-name="DefaultParagraphFont" style:family="text">
      <style:text-properties style:font-name="Courier New" style:font-name-complex="Times New Roman" fo:font-size="10pt" style:font-size-asian="10pt" style:font-size-complex="10pt"/>
    </style:style>
    <style:style style:name="T172" style:parent-style-name="DefaultParagraphFont" style:family="text">
      <style:text-properties style:font-name="Courier New" style:font-name-complex="Times New Roman" fo:font-size="10pt" style:font-size-asian="10pt" style:font-size-complex="10pt"/>
    </style:style>
    <style:style style:name="P173" style:parent-style-name="Standard" style:family="paragraph">
      <style:text-properties style:font-name="Courier New" style:font-name-complex="Times New Roman" fo:font-size="10pt" style:font-size-asian="10pt" style:font-size-complex="10pt"/>
    </style:style>
    <style:style style:name="T174" style:parent-style-name="DefaultParagraphFont" style:family="text">
      <style:text-properties style:font-name="Courier New" style:font-name-complex="Times New Roman" fo:font-size="10pt" style:font-size-asian="10pt" style:font-size-complex="10pt"/>
    </style:style>
    <style:style style:name="T175" style:parent-style-name="DefaultParagraphFont" style:family="text">
      <style:text-properties style:font-name="Courier New" style:font-name-complex="Times New Roman" fo:font-size="10pt" style:font-size-asian="10pt" style:font-size-complex="10pt"/>
    </style:style>
    <style:style style:name="T176" style:parent-style-name="DefaultParagraphFont" style:family="text">
      <style:text-properties style:font-name="Courier New" style:font-name-complex="Times New Roman" fo:font-size="10pt" style:font-size-asian="10pt" style:font-size-complex="10pt"/>
    </style:style>
    <style:style style:name="T177" style:parent-style-name="DefaultParagraphFont" style:family="text">
      <style:text-properties style:font-name="Courier New" style:font-name-complex="Times New Roman" fo:font-size="10pt" style:font-size-asian="10pt" style:font-size-complex="10pt"/>
    </style:style>
    <style:style style:name="T178" style:parent-style-name="DefaultParagraphFont" style:family="text">
      <style:text-properties style:font-name="Courier New" style:font-name-complex="Times New Roman" fo:font-size="10pt" style:font-size-asian="10pt" style:font-size-complex="10pt"/>
    </style:style>
    <style:style style:name="T179" style:parent-style-name="DefaultParagraphFont" style:family="text">
      <style:text-properties style:font-name="Courier New" style:font-name-complex="Times New Roman" fo:font-size="10pt" style:font-size-asian="10pt" style:font-size-complex="10pt"/>
    </style:style>
    <style:style style:name="T180" style:parent-style-name="DefaultParagraphFont" style:family="text">
      <style:text-properties style:font-name="Courier New" style:font-name-complex="Times New Roman" fo:font-size="10pt" style:font-size-asian="10pt" style:font-size-complex="10pt"/>
    </style:style>
    <style:style style:name="T181" style:parent-style-name="DefaultParagraphFont" style:family="text">
      <style:text-properties style:font-name="Courier New" style:font-name-complex="Times New Roman" fo:font-size="10pt" style:font-size-asian="10pt" style:font-size-complex="10pt"/>
    </style:style>
    <style:style style:name="P182" style:parent-style-name="Standard" style:family="paragraph">
      <style:text-properties style:font-name="Times New Roman" style:font-name-complex="Times New Roman"/>
    </style:style>
    <style:style style:name="P183" style:parent-style-name="Standard" style:family="paragraph">
      <style:text-properties style:font-name="Times New Roman" style:font-name-complex="Times New Roma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Courier New" style:font-name-complex="Times New Roman"/>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Courier New" style:font-name-complex="Times New Roman"/>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style:style>
    <style:style style:name="P191" style:parent-style-name="Standard" style:family="paragraph">
      <style:paragraph-properties style:punctuation-wrap="simple"/>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92" style:parent-style-name="Standard" style:family="paragraph">
      <style:paragraph-properties fo:break-before="page"/>
    </style:style>
    <style:style style:name="T193"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94"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95" style:parent-style-name="Standard" style:family="paragraph">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Courier New" style:font-name-complex="Times New Roman"/>
    </style:style>
    <style:style style:name="T198" style:parent-style-name="DefaultParagraphFont" style:family="text">
      <style:text-properties style:font-name="Times New Roman" style:font-name-complex="Times New Roman"/>
    </style:style>
    <style:style style:name="P199" style:parent-style-name="Standard" style:family="paragraph">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P201" style:parent-style-name="Standard" style:family="paragraph">
      <style:text-properties style:font-name="Times New Roman" style:font-name-complex="Times New Roman"/>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Courier New"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Courier New" style:font-name-complex="Times New Roman"/>
    </style:style>
    <style:style style:name="T206" style:parent-style-name="DefaultParagraphFont" style:family="text">
      <style:text-properties style:font-name="Times New Roman" style:font-name-complex="Times New Roman"/>
    </style:style>
    <style:style style:name="TableColumn208" style:family="table-column">
      <style:table-column-properties style:column-width="7.075in" style:use-optimal-column-width="false"/>
    </style:style>
    <style:style style:name="Table207" style:family="table">
      <style:table-properties style:width="7.075in" fo:margin-left="-0.075in" table:align="left"/>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5in" fo:padding-bottom="0in" fo:padding-right="0.075in"/>
    </style:style>
    <style:style style:name="T211" style:parent-style-name="DefaultParagraphFont" style:family="text">
      <style:text-properties style:font-name="Times New Roman" style:font-name-complex="Times New Roman" fo:color="#808080"/>
    </style:style>
    <style:style style:name="P212" style:parent-style-name="Standard" style:family="paragraph">
      <style:text-properties style:font-name="Times New Roman" style:font-name-complex="Times New Roman" fo:color="#808080"/>
    </style:style>
    <style:style style:name="P213" style:parent-style-name="Standard" style:family="paragraph">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Courier New"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Courier New" style:font-name-complex="Times New Roman"/>
    </style:style>
    <style:style style:name="T218" style:parent-style-name="DefaultParagraphFont" style:family="text">
      <style:text-properties style:font-name="Times New Roman" style:font-name-complex="Times New Roman"/>
    </style:style>
    <style:style style:name="TableColumn220" style:family="table-column">
      <style:table-column-properties style:column-width="7.075in" style:use-optimal-column-width="false"/>
    </style:style>
    <style:style style:name="Table219" style:family="table">
      <style:table-properties style:width="7.075in" fo:margin-left="-0.075in" table:align="lef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T223" style:parent-style-name="DefaultParagraphFont" style:family="text">
      <style:text-properties style:font-name="Times New Roman" style:font-name-complex="Times New Roman" fo:color="#808080"/>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Courier New" style:font-name-complex="Times New Roman"/>
    </style:style>
    <style:style style:name="T228" style:parent-style-name="DefaultParagraphFont" style:family="text">
      <style:text-properties style:font-name="Times New Roman" style:font-name-complex="Times New Roman"/>
    </style:style>
    <style:style style:name="TableColumn230" style:family="table-column">
      <style:table-column-properties style:column-width="7.075in" style:use-optimal-column-width="false"/>
    </style:style>
    <style:style style:name="Table229" style:family="table">
      <style:table-properties style:width="7.075in" fo:margin-left="-0.075in" table:align="lef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T233" style:parent-style-name="DefaultParagraphFont" style:family="text">
      <style:text-properties style:font-name="Times New Roman" style:font-name-complex="Times New Roman" fo:color="#808080"/>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Courier New" style:font-name-complex="Times New Roman"/>
    </style:style>
    <style:style style:name="T240" style:parent-style-name="DefaultParagraphFont" style:family="text">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TableColumn244" style:family="table-column">
      <style:table-column-properties style:column-width="7.075in" style:use-optimal-column-width="false"/>
    </style:style>
    <style:style style:name="Table243" style:family="table">
      <style:table-properties style:width="7.075in" fo:margin-left="-0.075in" table:align="lef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T247" style:parent-style-name="DefaultParagraphFont" style:family="text">
      <style:text-properties style:font-name="Times New Roman" style:font-name-complex="Times New Roman" fo:color="#808080"/>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style:style>
    <style:style style:name="P250" style:parent-style-name="Standard" style:family="paragraph">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T253"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54" style:parent-style-name="Standard" style:family="paragraph">
      <style:text-properties style:font-name="Times New Roman" style:font-name-complex="Times New Roman"/>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T258" style:parent-style-name="DefaultParagraphFont" style:family="text">
      <style:text-properties style:font-name="Times New Roman" style:font-name-complex="Times New Roman"/>
    </style:style>
    <style:style style:name="TableColumn260" style:family="table-column">
      <style:table-column-properties style:column-width="7.075in" style:use-optimal-column-width="false"/>
    </style:style>
    <style:style style:name="Table259" style:family="table">
      <style:table-properties style:width="7.075in" fo:margin-left="-0.075in" table:align="lef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T263" style:parent-style-name="DefaultParagraphFont" style:family="text">
      <style:text-properties style:font-name="Courier New" style:font-name-complex="Times New Roman"/>
    </style:style>
    <style:style style:name="T264" style:parent-style-name="DefaultParagraphFont" style:family="text">
      <style:text-properties style:font-name="Courier New" style:font-name-complex="Times New Roman"/>
    </style:style>
    <style:style style:name="P265" style:parent-style-name="Standard" style:family="paragraph">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Courier New" style:font-name-complex="Times New Roman"/>
    </style:style>
    <style:style style:name="T269" style:parent-style-name="DefaultParagraphFont" style:family="text">
      <style:text-properties style:font-name="Times New Roman" style:font-name-complex="Times New Roman"/>
    </style:style>
    <style:style style:name="TableColumn271" style:family="table-column">
      <style:table-column-properties style:column-width="7.075in" style:use-optimal-column-width="false"/>
    </style:style>
    <style:style style:name="Table270" style:family="table">
      <style:table-properties style:width="7.075in" fo:margin-left="-0.075in" table:align="lef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T274" style:parent-style-name="DefaultParagraphFont" style:family="text">
      <style:text-properties style:font-name="Courier New" style:font-name-complex="Times New Roman" fo:font-size="10pt" style:font-size-asian="10pt" style:font-size-complex="10pt"/>
    </style:style>
    <style:style style:name="T275" style:parent-style-name="DefaultParagraphFont" style:family="text">
      <style:text-properties style:font-name="Courier New" style:font-name-complex="Times New Roman" fo:font-size="10pt" style:font-size-asian="10pt" style:font-size-complex="10pt"/>
    </style:style>
    <style:style style:name="T276" style:parent-style-name="DefaultParagraphFont" style:family="text">
      <style:text-properties style:font-name="Courier New" style:font-name-complex="Times New Roman" fo:font-size="10pt" style:font-size-asian="10pt" style:font-size-complex="10pt"/>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paragraph-properties fo:break-before="page"/>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style:style>
    <style:style style:name="TableColumn283" style:family="table-column">
      <style:table-column-properties style:column-width="3.5381in" style:use-optimal-column-width="false"/>
    </style:style>
    <style:style style:name="TableColumn284" style:family="table-column">
      <style:table-column-properties style:column-width="3.5368in" style:use-optimal-column-width="false"/>
    </style:style>
    <style:style style:name="Table282" style:family="table">
      <style:table-properties style:width="7.075in" fo:margin-left="-0.075in" table:align="left"/>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5in" fo:padding-bottom="0in" fo:padding-right="0.075in"/>
    </style:style>
    <style:style style:name="T287" style:parent-style-name="DefaultParagraphFont" style:family="text">
      <style:text-properties style:font-name="Courier New" style:font-name-complex="Times New Roman"/>
    </style:style>
    <style:style style:name="T288" style:parent-style-name="DefaultParagraphFont" style:family="text">
      <style:text-properties style:font-name="Courier New" style:font-name-complex="Times New Roman"/>
    </style:style>
    <style:style style:name="P289" style:parent-style-name="Standard" style:family="paragraph">
      <style:text-properties style:font-name="Courier New" style:font-name-complex="Times New Roman"/>
    </style:style>
    <style:style style:name="T290" style:parent-style-name="DefaultParagraphFont" style:family="text">
      <style:text-properties style:font-name="Courier New" style:font-name-complex="Times New Roman"/>
    </style:style>
    <style:style style:name="P291" style:parent-style-name="Standard" style:family="paragraph">
      <style:text-properties style:font-name="Courier New" style:font-name-complex="Times New Roman"/>
    </style:style>
    <style:style style:name="T292" style:parent-style-name="DefaultParagraphFont" style:family="text">
      <style:text-properties style:font-name="Courier New" style:font-name-complex="Times New Roman"/>
    </style:style>
    <style:style style:name="T293" style:parent-style-name="DefaultParagraphFont" style:family="text">
      <style:text-properties style:font-name="Courier New" style:font-name-complex="Times New Roman"/>
    </style:style>
    <style:style style:name="P294" style:parent-style-name="Standard" style:family="paragraph">
      <style:text-properties style:font-name="Courier New" style:font-name-complex="Times New Roman"/>
    </style:style>
    <style:style style:name="T295" style:parent-style-name="DefaultParagraphFont" style:family="text">
      <style:text-properties style:font-name="Courier New" style:font-name-complex="Times New Roman"/>
    </style:style>
    <style:style style:name="T296" style:parent-style-name="DefaultParagraphFont" style:family="text">
      <style:text-properties style:font-name="Courier New" style:font-name-complex="Times New Roman"/>
    </style:style>
    <style:style style:name="T297" style:parent-style-name="DefaultParagraphFont" style:family="text">
      <style:text-properties style:font-name="Courier New" style:font-name-complex="Times New Roman"/>
    </style:style>
    <style:style style:name="T298" style:parent-style-name="DefaultParagraphFont" style:family="text">
      <style:text-properties style:font-name="Courier New" style:font-name-complex="Times New Roman"/>
    </style:style>
    <style:style style:name="T299" style:parent-style-name="DefaultParagraphFont" style:family="text">
      <style:text-properties style:font-name="Courier New" style:font-name-complex="Times New Roman"/>
    </style:style>
    <style:style style:name="T300" style:parent-style-name="DefaultParagraphFont" style:family="text">
      <style:text-properties style:font-name="Courier New" style:font-name-complex="Times New Roman"/>
    </style:style>
    <style:style style:name="T301" style:parent-style-name="DefaultParagraphFont" style:family="text">
      <style:text-properties style:font-name="Courier New" style:font-name-complex="Times New Roman"/>
    </style:style>
    <style:style style:name="P302" style:parent-style-name="Standard" style:family="paragraph">
      <style:text-properties style:font-name="Times New Roman" style:font-name-complex="Times New Roman"/>
    </style:style>
    <style:style style:name="TableCell303" style:family="table-cell">
      <style:table-cell-properties fo:border="0.0069in solid #000000" style:writing-mode="lr-tb" fo:padding-top="0in" fo:padding-left="0.075in" fo:padding-bottom="0in" fo:padding-right="0.075in"/>
    </style:style>
    <style:style style:name="T304" style:parent-style-name="DefaultParagraphFont" style:family="text">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T306" style:parent-style-name="DefaultParagraphFont" style:family="text">
      <style:text-properties style:font-name="Courier New" style:font-name-complex="Times New Roman"/>
    </style:style>
    <style:style style:name="T307" style:parent-style-name="DefaultParagraphFont" style:family="text">
      <style:text-properties style:font-name="Courier New" style:font-name-complex="Times New Roman"/>
    </style:style>
    <style:style style:name="T308" style:parent-style-name="DefaultParagraphFont" style:family="text">
      <style:text-properties style:font-name="Courier New" style:font-name-complex="Times New Roman"/>
    </style:style>
    <style:style style:name="T309" style:parent-style-name="DefaultParagraphFont" style:family="text">
      <style:text-properties style:font-name="Courier New" style:font-name-complex="Times New Roman"/>
    </style:style>
    <style:style style:name="T310" style:parent-style-name="DefaultParagraphFont" style:family="text">
      <style:text-properties style:font-name="Courier New" style:font-name-complex="Times New Roman"/>
    </style:style>
    <style:style style:name="T311" style:parent-style-name="DefaultParagraphFont" style:family="text">
      <style:text-properties style:font-name="Courier New" style:font-name-complex="Times New Roman"/>
    </style:style>
    <style:style style:name="T312" style:parent-style-name="DefaultParagraphFont" style:family="text">
      <style:text-properties style:font-name="Courier New" style:font-name-complex="Times New Roman"/>
    </style:style>
    <style:style style:name="T313" style:parent-style-name="DefaultParagraphFont" style:family="text">
      <style:text-properties style:font-name="Courier New" style:font-name-complex="Times New Roman"/>
    </style:style>
    <style:style style:name="T314" style:parent-style-name="DefaultParagraphFont" style:family="text">
      <style:text-properties style:font-name="Courier New" style:font-name-complex="Times New Roman"/>
    </style:style>
    <style:style style:name="T315" style:parent-style-name="DefaultParagraphFont" style:family="text">
      <style:text-properties style:font-name="Courier New" style:font-name-complex="Times New Roman"/>
    </style:style>
    <style:style style:name="T316" style:parent-style-name="DefaultParagraphFont" style:family="text">
      <style:text-properties style:font-name="Courier New" style:font-name-complex="Times New Roman"/>
    </style:style>
    <style:style style:name="T317" style:parent-style-name="DefaultParagraphFont" style:family="text">
      <style:text-properties style:font-name="Courier New"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T320" style:parent-style-name="DefaultParagraphFont" style:family="text">
      <style:text-properties style:font-name="Times New Roman" style:font-name-complex="Times New Roman"/>
    </style:style>
    <style:style style:name="T321" style:parent-style-name="DefaultParagraphFont" style:family="text">
      <style:text-properties style:font-name="Times New Roman" style:font-name-complex="Times New Roman"/>
    </style:style>
    <style:style style:name="T322" style:parent-style-name="DefaultParagraphFont" style:family="text">
      <style:text-properties style:font-name="Courier New" style:font-name-complex="Times New Roman"/>
    </style:style>
    <style:style style:name="T323" style:parent-style-name="DefaultParagraphFont" style:family="text">
      <style:text-properties style:font-name="Times New Roman" style:font-name-complex="Times New Roman"/>
    </style:style>
    <style:style style:name="TableColumn325" style:family="table-column">
      <style:table-column-properties style:column-width="7.075in" style:use-optimal-column-width="false"/>
    </style:style>
    <style:style style:name="Table324" style:family="table">
      <style:table-properties style:width="7.075in" fo:margin-left="-0.075in" table:align="lef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T328" style:parent-style-name="DefaultParagraphFont" style:family="text">
      <style:text-properties style:font-name="Courier New" style:font-name-complex="Times New Roman" fo:font-size="10pt" style:font-size-asian="10pt" style:font-size-complex="10pt"/>
    </style:style>
    <style:style style:name="T329" style:parent-style-name="DefaultParagraphFont" style:family="text">
      <style:text-properties style:font-name="Courier New" style:font-name-complex="Times New Roman" fo:font-size="10pt" style:font-size-asian="10pt" style:font-size-complex="10pt"/>
    </style:style>
    <style:style style:name="T330" style:parent-style-name="DefaultParagraphFont" style:family="text">
      <style:text-properties style:font-name="Courier New" style:font-name-complex="Times New Roman" fo:font-size="10pt" style:font-size-asian="10pt" style:font-size-complex="10pt"/>
    </style:style>
    <style:style style:name="T331" style:parent-style-name="DefaultParagraphFont" style:family="text">
      <style:text-properties style:font-name="Courier New" style:font-name-complex="Times New Roman" fo:font-size="10pt" style:font-size-asian="10pt" style:font-size-complex="10pt"/>
    </style:style>
    <style:style style:name="T332" style:parent-style-name="DefaultParagraphFont" style:family="text">
      <style:text-properties style:font-name="Courier New" style:font-name-complex="Times New Roman" fo:font-size="10pt" style:font-size-asian="10pt" style:font-size-complex="10pt"/>
    </style:style>
    <style:style style:name="T333" style:parent-style-name="DefaultParagraphFont" style:family="text">
      <style:text-properties style:font-name="Courier New" style:font-name-complex="Times New Roman" fo:font-size="10pt" style:font-size-asian="10pt" style:font-size-complex="10pt"/>
    </style:style>
    <style:style style:name="T334" style:parent-style-name="DefaultParagraphFont" style:family="text">
      <style:text-properties style:font-name="Courier New" style:font-name-complex="Times New Roman" fo:font-size="10pt" style:font-size-asian="10pt" style:font-size-complex="10pt"/>
    </style:style>
    <style:style style:name="T335" style:parent-style-name="DefaultParagraphFont" style:family="text">
      <style:text-properties style:font-name="Courier New" style:font-name-complex="Times New Roman" fo:font-size="10pt" style:font-size-asian="10pt" style:font-size-complex="10pt"/>
    </style:style>
    <style:style style:name="T336" style:parent-style-name="DefaultParagraphFont" style:family="text">
      <style:text-properties style:font-name="Courier New" style:font-name-complex="Times New Roman" fo:font-size="10pt" style:font-size-asian="10pt" style:font-size-complex="10pt"/>
    </style:style>
    <style:style style:name="T337" style:parent-style-name="DefaultParagraphFont" style:family="text">
      <style:text-properties style:font-name="Courier New" style:font-name-complex="Times New Roman" fo:font-size="10pt" style:font-size-asian="10pt" style:font-size-complex="10pt"/>
    </style:style>
    <style:style style:name="T338" style:parent-style-name="DefaultParagraphFont" style:family="text">
      <style:text-properties style:font-name="Courier New" style:font-name-complex="Times New Roman" fo:font-size="10pt" style:font-size-asian="10pt" style:font-size-complex="10pt"/>
    </style:style>
    <style:style style:name="T339" style:parent-style-name="DefaultParagraphFont" style:family="text">
      <style:text-properties style:font-name="Courier New" style:font-name-complex="Times New Roman" fo:font-size="10pt" style:font-size-asian="10pt" style:font-size-complex="10pt"/>
    </style:style>
    <style:style style:name="T340" style:parent-style-name="DefaultParagraphFont" style:family="text">
      <style:text-properties style:font-name="Courier New" style:font-name-complex="Times New Roman" fo:font-size="10pt" style:font-size-asian="10pt" style:font-size-complex="10pt"/>
    </style:style>
    <style:style style:name="T341" style:parent-style-name="DefaultParagraphFont" style:family="text">
      <style:text-properties style:font-name="Courier New" style:font-name-complex="Times New Roman" fo:font-size="10pt" style:font-size-asian="10pt" style:font-size-complex="10pt"/>
    </style:style>
    <style:style style:name="T342" style:parent-style-name="DefaultParagraphFont" style:family="text">
      <style:text-properties style:font-name="Courier New" style:font-name-complex="Times New Roman" fo:font-size="10pt" style:font-size-asian="10pt" style:font-size-complex="10pt"/>
    </style:style>
    <style:style style:name="T343" style:parent-style-name="DefaultParagraphFont" style:family="text">
      <style:text-properties style:font-name="Courier New" style:font-name-complex="Times New Roman" fo:font-size="10pt" style:font-size-asian="10pt" style:font-size-complex="10pt"/>
    </style:style>
    <style:style style:name="T344" style:parent-style-name="DefaultParagraphFont" style:family="text">
      <style:text-properties style:font-name="Courier New" style:font-name-complex="Times New Roman" fo:font-size="10pt" style:font-size-asian="10pt" style:font-size-complex="10pt"/>
    </style:style>
    <style:style style:name="T345" style:parent-style-name="DefaultParagraphFont" style:family="text">
      <style:text-properties style:font-name="Courier New" style:font-name-complex="Times New Roman" fo:font-size="10pt" style:font-size-asian="10pt" style:font-size-complex="10pt"/>
    </style:style>
    <style:style style:name="T346" style:parent-style-name="DefaultParagraphFont" style:family="text">
      <style:text-properties style:font-name="Courier New" style:font-name-complex="Times New Roman" fo:font-size="10pt" style:font-size-asian="10pt" style:font-size-complex="10pt"/>
    </style:style>
    <style:style style:name="T347" style:parent-style-name="DefaultParagraphFont" style:family="text">
      <style:text-properties style:font-name="Courier New" style:font-name-complex="Times New Roman" fo:font-size="10pt" style:font-size-asian="10pt" style:font-size-complex="10pt"/>
    </style:style>
    <style:style style:name="T348" style:parent-style-name="DefaultParagraphFont" style:family="text">
      <style:text-properties style:font-name="Courier New" style:font-name-complex="Times New Roman" fo:font-size="10pt" style:font-size-asian="10pt" style:font-size-complex="10pt"/>
    </style:style>
    <style:style style:name="T349" style:parent-style-name="DefaultParagraphFont" style:family="text">
      <style:text-properties style:font-name="Courier New" style:font-name-complex="Times New Roman" fo:font-size="10pt" style:font-size-asian="10pt" style:font-size-complex="10pt"/>
    </style:style>
    <style:style style:name="T350" style:parent-style-name="DefaultParagraphFont" style:family="text">
      <style:text-properties style:font-name="Courier New" style:font-name-complex="Times New Roman" fo:font-size="10pt" style:font-size-asian="10pt" style:font-size-complex="10pt"/>
    </style:style>
    <style:style style:name="T351" style:parent-style-name="DefaultParagraphFont" style:family="text">
      <style:text-properties style:font-name="Courier New" style:font-name-complex="Times New Roman" fo:font-size="10pt" style:font-size-asian="10pt" style:font-size-complex="10pt"/>
    </style:style>
    <style:style style:name="T352" style:parent-style-name="DefaultParagraphFont" style:family="text">
      <style:text-properties style:font-name="Courier New" style:font-name-complex="Times New Roman" fo:font-size="10pt" style:font-size-asian="10pt" style:font-size-complex="10pt"/>
    </style:style>
    <style:style style:name="T353" style:parent-style-name="DefaultParagraphFont" style:family="text">
      <style:text-properties style:font-name="Courier New" style:font-name-complex="Times New Roman" fo:font-weight="bold" style:font-weight-asian="bold" fo:font-size="10pt" style:font-size-asian="10pt" style:font-size-complex="10pt"/>
    </style:style>
    <style:style style:name="T354" style:parent-style-name="DefaultParagraphFont" style:family="text">
      <style:text-properties style:font-name="Courier New" style:font-name-complex="Times New Roman" fo:font-size="10pt" style:font-size-asian="10pt" style:font-size-complex="10pt"/>
    </style:style>
    <style:style style:name="T355" style:parent-style-name="DefaultParagraphFont" style:family="text">
      <style:text-properties style:font-name="Courier New" style:font-name-complex="Times New Roman" fo:font-size="10pt" style:font-size-asian="10pt" style:font-size-complex="10pt"/>
    </style:style>
    <style:style style:name="T356" style:parent-style-name="DefaultParagraphFont" style:family="text">
      <style:text-properties style:font-name="Courier New" style:font-name-complex="Times New Roman" fo:font-size="10pt" style:font-size-asian="10pt" style:font-size-complex="10pt"/>
    </style:style>
    <style:style style:name="T357" style:parent-style-name="DefaultParagraphFont" style:family="text">
      <style:text-properties style:font-name="Courier New" style:font-name-complex="Times New Roman" fo:font-size="10pt" style:font-size-asian="10pt" style:font-size-complex="10pt"/>
    </style:style>
    <style:style style:name="T358" style:parent-style-name="DefaultParagraphFont" style:family="text">
      <style:text-properties style:font-name="Courier New" style:font-name-complex="Times New Roman" fo:font-size="10pt" style:font-size-asian="10pt" style:font-size-complex="10pt"/>
    </style:style>
    <style:style style:name="T359" style:parent-style-name="DefaultParagraphFont" style:family="text">
      <style:text-properties style:font-name="Courier New" style:font-name-complex="Times New Roman" fo:font-size="10pt" style:font-size-asian="10pt" style:font-size-complex="10pt"/>
    </style:style>
    <style:style style:name="T360" style:parent-style-name="DefaultParagraphFont" style:family="text">
      <style:text-properties style:font-name="Courier New" style:font-name-complex="Times New Roman" fo:font-size="10pt" style:font-size-asian="10pt" style:font-size-complex="10pt"/>
    </style:style>
    <style:style style:name="T361" style:parent-style-name="DefaultParagraphFont" style:family="text">
      <style:text-properties style:font-name="Courier New" style:font-name-complex="Times New Roman" fo:font-size="10pt" style:font-size-asian="10pt" style:font-size-complex="10pt"/>
    </style:style>
    <style:style style:name="T362" style:parent-style-name="DefaultParagraphFont" style:family="text">
      <style:text-properties style:font-name="Courier New" style:font-name-complex="Times New Roman" fo:font-size="10pt" style:font-size-asian="10pt" style:font-size-complex="10pt"/>
    </style:style>
    <style:style style:name="T363" style:parent-style-name="DefaultParagraphFont" style:family="text">
      <style:text-properties style:font-name="Courier New" style:font-name-complex="Times New Roman" fo:font-size="10pt" style:font-size-asian="10pt" style:font-size-complex="10pt"/>
    </style:style>
    <style:style style:name="T364" style:parent-style-name="DefaultParagraphFont" style:family="text">
      <style:text-properties style:font-name="Courier New" style:font-name-complex="Times New Roman" fo:font-size="10pt" style:font-size-asian="10pt" style:font-size-complex="10pt"/>
    </style:style>
    <style:style style:name="T365" style:parent-style-name="DefaultParagraphFont" style:family="text">
      <style:text-properties style:font-name="Courier New" style:font-name-complex="Times New Roman" fo:font-size="10pt" style:font-size-asian="10pt" style:font-size-complex="10pt"/>
    </style:style>
    <style:style style:name="T366" style:parent-style-name="DefaultParagraphFont" style:family="text">
      <style:text-properties style:font-name="Courier New" style:font-name-complex="Times New Roman" fo:font-size="10pt" style:font-size-asian="10pt" style:font-size-complex="10pt"/>
    </style:style>
    <style:style style:name="T367" style:parent-style-name="DefaultParagraphFont" style:family="text">
      <style:text-properties style:font-name="Courier New" style:font-name-complex="Times New Roman" fo:font-size="10pt" style:font-size-asian="10pt" style:font-size-complex="10pt"/>
    </style:style>
    <style:style style:name="T368" style:parent-style-name="DefaultParagraphFont" style:family="text">
      <style:text-properties style:font-name="Courier New" style:font-name-complex="Times New Roman" fo:font-size="10pt" style:font-size-asian="10pt" style:font-size-complex="10pt"/>
    </style:style>
    <style:style style:name="T369" style:parent-style-name="DefaultParagraphFont" style:family="text">
      <style:text-properties style:font-name="Courier New" style:font-name-complex="Times New Roman" fo:font-size="10pt" style:font-size-asian="10pt" style:font-size-complex="10pt"/>
    </style:style>
    <style:style style:name="T370" style:parent-style-name="DefaultParagraphFont" style:family="text">
      <style:text-properties style:font-name="Courier New" style:font-name-complex="Times New Roman" fo:font-size="10pt" style:font-size-asian="10pt" style:font-size-complex="10pt"/>
    </style:style>
    <style:style style:name="T371" style:parent-style-name="DefaultParagraphFont" style:family="text">
      <style:text-properties style:font-name="Courier New" style:font-name-complex="Times New Roman" fo:font-size="10pt" style:font-size-asian="10pt" style:font-size-complex="10pt"/>
    </style:style>
    <style:style style:name="T372" style:parent-style-name="DefaultParagraphFont" style:family="text">
      <style:text-properties style:font-name="Courier New" style:font-name-complex="Times New Roman" fo:font-size="10pt" style:font-size-asian="10pt" style:font-size-complex="10pt"/>
    </style:style>
    <style:style style:name="T373" style:parent-style-name="DefaultParagraphFont" style:family="text">
      <style:text-properties style:font-name="Courier New" style:font-name-complex="Times New Roman" fo:font-size="10pt" style:font-size-asian="10pt" style:font-size-complex="10pt"/>
    </style:style>
    <style:style style:name="T374" style:parent-style-name="DefaultParagraphFont" style:family="text">
      <style:text-properties style:font-name="Courier New" style:font-name-complex="Times New Roman" fo:font-size="10pt" style:font-size-asian="10pt" style:font-size-complex="10pt"/>
    </style:style>
    <style:style style:name="T375" style:parent-style-name="DefaultParagraphFont" style:family="text">
      <style:text-properties style:font-name="Courier New" style:font-name-complex="Times New Roman" fo:font-size="10pt" style:font-size-asian="10pt" style:font-size-complex="10pt"/>
    </style:style>
    <style:style style:name="T376" style:parent-style-name="DefaultParagraphFont" style:family="text">
      <style:text-properties style:font-name="Courier New" style:font-name-complex="Times New Roman" fo:font-size="10pt" style:font-size-asian="10pt" style:font-size-complex="10pt"/>
    </style:style>
    <style:style style:name="T377" style:parent-style-name="DefaultParagraphFont" style:family="text">
      <style:text-properties style:font-name="Courier New" style:font-name-complex="Times New Roman" fo:font-size="10pt" style:font-size-asian="10pt" style:font-size-complex="10pt"/>
    </style:style>
    <style:style style:name="P378" style:parent-style-name="Standard" style:family="paragraph">
      <style:text-properties style:font-name="Times New Roman" style:font-name-complex="Times New Roman"/>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style:style>
    <style:style style:name="P381"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82"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383"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84" style:parent-style-name="Standard" style:family="paragraph">
      <style:text-properties style:font-name="Times New Roman" style:font-name-complex="Times New Roman"/>
    </style:style>
    <style:style style:name="T385" style:parent-style-name="DefaultParagraphFont" style:family="text">
      <style:text-properties style:font-name="Times New Roman" style:font-name-complex="Times New Roman"/>
    </style:style>
    <style:style style:name="T386" style:parent-style-name="DefaultParagraphFont" style:family="text">
      <style:text-properties style:font-name="Times New Roman" style:font-name-complex="Times New Roman"/>
    </style:style>
    <style:style style:name="P387" style:parent-style-name="Standard" style:family="paragraph">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TableColumn390" style:family="table-column">
      <style:table-column-properties style:column-width="7.075in" style:use-optimal-column-width="false"/>
    </style:style>
    <style:style style:name="Table389" style:family="table">
      <style:table-properties style:width="7.075in" fo:margin-left="-0.075in" table:align="lef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T393" style:parent-style-name="DefaultParagraphFont" style:family="text">
      <style:text-properties style:font-name="Times New Roman" style:font-name-complex="Times New Roman" fo:color="#808080"/>
    </style:style>
    <style:style style:name="P394" style:parent-style-name="Standard" style:family="paragraph">
      <style:text-properties style:font-name="Times New Roman" style:font-name-complex="Times New Roman"/>
    </style:style>
    <style:style style:name="P395" style:parent-style-name="Standard" style:family="paragraph">
      <style:text-properties style:font-name="Times New Roman" style:font-name-complex="Times New Roman"/>
    </style:style>
    <style:style style:name="P396" style:parent-style-name="Standard" style:family="paragraph">
      <style:text-properties style:font-name="Times New Roman" style:font-name-complex="Times New Roman"/>
    </style:style>
    <style:style style:name="P397" style:parent-style-name="Standard" style:family="paragraph">
      <style:text-properties style:font-name="Times New Roman" style:font-name-complex="Times New Roman"/>
    </style:style>
    <style:style style:name="T398" style:parent-style-name="DefaultParagraphFont" style:family="text">
      <style:text-properties style:font-name="Times New Roman" style:font-name-complex="Times New Roman"/>
    </style:style>
    <style:style style:name="T399" style:parent-style-name="DefaultParagraphFont" style:family="text">
      <style:text-properties style:font-name="Courier New" style:font-name-complex="Times New Roma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P402" style:parent-style-name="Standard" style:family="paragraph">
      <style:text-properties style:font-name="Times New Roman" style:font-name-complex="Times New Roman"/>
    </style:style>
    <style:style style:name="T403" style:parent-style-name="DefaultParagraphFont" style:family="text">
      <style:text-properties style:font-name="Times New Roman" style:font-name-complex="Times New Roman"/>
    </style:style>
    <style:style style:name="TableColumn405" style:family="table-column">
      <style:table-column-properties style:column-width="7.075in" style:use-optimal-column-width="false"/>
    </style:style>
    <style:style style:name="Table404" style:family="table">
      <style:table-properties style:width="7.075in" fo:margin-left="-0.075in" table:align="left"/>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5in" fo:padding-bottom="0in" fo:padding-right="0.075in"/>
    </style:style>
    <style:style style:name="T408" style:parent-style-name="DefaultParagraphFont" style:family="text">
      <style:text-properties style:font-name="Times New Roman" style:font-name-complex="Times New Roman" fo:color="#808080"/>
    </style:style>
    <style:style style:name="P409" style:parent-style-name="Standard" style:family="paragraph">
      <style:text-properties style:font-name="Times New Roman" style:font-name-complex="Times New Roman"/>
    </style:style>
    <style:style style:name="P410" style:parent-style-name="Standard" style:family="paragraph">
      <style:text-properties style:font-name="Times New Roman" style:font-name-complex="Times New Roman"/>
    </style:style>
    <style:style style:name="P411" style:parent-style-name="Standard" style:family="paragraph">
      <style:text-properties style:font-name="Times New Roman" style:font-name-complex="Times New Roman"/>
    </style:style>
    <style:style style:name="P412" style:parent-style-name="Standard" style:family="paragraph">
      <style:text-properties style:font-name="Times New Roman" style:font-name-complex="Times New Roman"/>
    </style:style>
    <style:style style:name="T413" style:parent-style-name="DefaultParagraphFont" style:family="text">
      <style:text-properties style:font-name="Times New Roman" style:font-name-complex="Times New Roman"/>
    </style:style>
    <style:style style:name="T414" style:parent-style-name="DefaultParagraphFont" style:family="text">
      <style:text-properties style:font-name="Courier New" style:font-name-complex="Times New Roman"/>
    </style:style>
    <style:style style:name="T415" style:parent-style-name="DefaultParagraphFont" style:family="text">
      <style:text-properties style:font-name="Times New Roman" style:font-name-complex="Times New Roman"/>
    </style:style>
  </office:automatic-styles>
  <office:body>
    <office:text text:use-soft-page-breaks="true">
      <text:p text:style-name="P1"><text:span text:style-name="T2">IC221 Lab: <text:s/>Memory Leaks</text:span><text:span text:style-name="T3"><text:tab/></text:span><text:span text:style-name="T4"><text:tab/></text:span><text:span text:style-name="T5"><text:tab/></text:span><text:span text:style-name="T6"><text:tab/></text:span><text:span text:style-name="T7"><text:tab/></text:span><text:span text:style-name="T8"><text:tab/></text:span><text:span text:style-name="T9"><text:tab/>Spring AY2022</text:span></text:p>
      <text:p text:style-name="Standard"><text:span text:style-name="T10">100 points total</text:span></text:p>
      <text:p text:style-name="P11"/>
      <text:p text:style-name="Standard"><text:span text:style-name="T12">Submission</text:span></text:p>
      <text:p text:style-name="Standard"><text:span text:style-name="T13">- completed worksheet</text:span></text:p>
      <text:p text:style-name="Standard"><text:span text:style-name="T14">- fixed<text:s/></text:span><text:span text:style-name="T15">memleak.c</text:span></text:p>
      <text:p text:style-name="Standard"><text:span text:style-name="T16">- fixed<text:s/></text:span><text:span text:style-name="T17">memviolation.c</text:span></text:p>
      <text:p text:style-name="P18"/>
      <text:p text:style-name="Standard"><text:span text:style-name="T19">Testing</text:span><text:span text:style-name="T20"><text:s text:c="2"/></text:span><text:span text:style-name="T21">./test.sh</text:span></text:p>
      <text:p text:style-name="P22"/>
      <text:p text:style-name="P23"/>
      <text:p text:style-name="Standard"><text:span text:style-name="T24">Debugging Memory Errors with Valgrind</text:span></text:p>
      <text:p text:style-name="Standard"><text:span text:style-name="T25">In this lab, you will dynamically allocate memory in multiple contexts, while ensuring that your program does not have memory leaks or memory violations. Fortunately, there exists a wonderful debugging pr</text:span><text:span text:style-name="T26">ogram which can capture and help you debug both: Valgrind.</text:span></text:p>
      <text:p text:style-name="P27"/>
      <text:p text:style-name="P28"/>
      <text:p text:style-name="Standard"><text:span text:style-name="T29">Memory Leaks</text:span></text:p>
      <text:p text:style-name="Standard"><text:span text:style-name="T30">A memory leak occurs when dynamically allocated memory, allocated using malloc() or calloc(), is not freed properly. It is vital that memory leaks are plugged because they can cause<text:s/></text:span><text:span text:style-name="T31">system wide performance issues as one program begins to hog all the memory, affecting access to the resources for other programs.</text:span></text:p>
      <text:p text:style-name="P32"/>
      <text:p text:style-name="Standard"><text:span text:style-name="T33">To understand a memory leak, let's look at perhaps the most offensive memory leaking program ever written:</text:span></text:p>
      <table:table table:style-name="Table34">
        <table:table-columns>
          <table:table-column table:style-name="TableColumn35"/>
        </table:table-columns>
        <table:table-row table:style-name="TableRow36">
          <table:table-cell table:style-name="TableCell37">
            <text:p text:style-name="Standard"><text:span text:style-name="T38">#include &lt;stdio.h&gt;</text:span></text:p>
            <text:p text:style-name="Standard"><text:span text:style-name="T39">#include &lt;stdlib.h&gt;</text:span></text:p>
            <text:p text:style-name="Standard"><text:span text:style-name="T40">#include &lt;unistd.h&gt;</text:span></text:p>
            <text:p text:style-name="Standard"><text:span text:style-name="T41">#include &lt;sys/types.h&gt;</text:span></text:p>
            <text:p text:style-name="P42"/>
            <text:p text:style-name="Standard"><text:span text:style-name="T43">int main(){</text:span></text:p>
            <text:p text:style-name="P44"/>
            <text:p text:style-name="Standard"><text:span text:style-name="T45"><text:s text:c="2"/>while(1){</text:span></text:p>
            <text:p text:style-name="Standard"><text:span text:style-name="T46"><text:s text:c="4"/>malloc(1024); //memory leak!</text:span></text:p>
            <text:p text:style-name="Standard"><text:span text:style-name="T47"><text:s text:c="4"/>sleep(0.5);<text:s/></text:span><text:span text:style-name="T48"><text:tab/>//slow down the leak</text:span></text:p>
            <text:p text:style-name="Standard"><text:span text:style-name="T49"><text:s text:c="2"/>}</text:span></text:p>
            <text:p text:style-name="Standard"><text:span text:style-name="T50">}</text:span></text:p>
          </table:table-cell>
        </table:table-row>
      </table:table>
      <text:p text:style-name="P51"/>
      <text:p text:style-name="Standard"><text:span text:style-name="T52">At the malloc(), new memory is allocated, but it is never assigned to a pointer. Thus<text:s/></text:span><text:span text:style-name="T53">there is no way to keep track of the memory and no way to deallocate it; we have a memory leak. This program is even more terrible in that it loops forever leaking memory. If run, it will eventually slow down and cripple your computer. If you do decide to<text:s/></text:span><text:span text:style-name="T54">run this program, quickly kill it.</text:span></text:p>
      <text:p text:style-name="P55"/>
      <text:p text:style-name="P56"/>
      <text:soft-page-break/>
      <text:p text:style-name="P57"><text:span text:style-name="T58">Ordinary <text:s/>memory leaks are less offensive. Here is a more common example:</text:span></text:p>
      <table:table table:style-name="Table59">
        <table:table-columns>
          <table:table-column table:style-name="TableColumn60"/>
          <table:table-column table:style-name="TableColumn61"/>
        </table:table-columns>
        <table:table-row table:style-name="TableRow62">
          <table:table-cell table:style-name="TableCell63">
            <text:p text:style-name="Standard"><text:span text:style-name="T64">/*memleak_example.c*/</text:span></text:p>
            <text:p text:style-name="Standard"><text:span text:style-name="T65">#include &lt;stdio.h&gt;</text:span></text:p>
            <text:p text:style-name="Standard"><text:span text:style-name="T66">#include &lt;stdlib.h&gt;</text:span></text:p>
            <text:p text:style-name="P67"/>
            <text:p text:style-name="Standard"><text:span text:style-name="T68">int main(int argc, char * argv[]){</text:span></text:p>
            <text:p text:style-name="P69"/>
            <text:p text:style-name="Standard"><text:span text:style-name="T70"><text:s text:c="2"/>int * a;</text:span></text:p>
            <text:p text:style-name="P71"/>
            <text:p text:style-name="Standard"><text:span text:style-name="T72"><text:s text:c="2"/>a = malloc(sizeof(int));</text:span></text:p>
            <text:p text:style-name="Standard"><text:span text:style-name="T73"><text:s text:c="2"/>*a =<text:s/></text:span><text:span text:style-name="T74">10; <text:s/></text:span></text:p>
            <text:p text:style-name="Standard"><text:span text:style-name="T75"><text:s text:c="2"/>printf("%d\n", *a);</text:span></text:p>
            <text:p text:style-name="P76"/>
            <text:p text:style-name="Standard"><text:span text:style-name="T77"><text:s text:c="2"/>a = calloc(3, sizeof(int *));</text:span></text:p>
            <text:p text:style-name="Standard"><text:span text:style-name="T78"><text:s text:c="2"/>a[0] = 10;</text:span></text:p>
            <text:p text:style-name="Standard"><text:span text:style-name="T79"><text:s text:c="2"/>a[1] = 20;</text:span></text:p>
            <text:p text:style-name="Standard"><text:span text:style-name="T80"><text:s text:c="2"/>a[2] = 30;</text:span></text:p>
            <text:p text:style-name="Standard"><text:span text:style-name="T81"><text:s text:c="2"/>printf("%d %d %d\n", a[0], a[1], a[2]);</text:span></text:p>
            <text:p text:style-name="Standard"><text:span text:style-name="T82">}</text:span></text:p>
            <text:p text:style-name="P83"/>
          </table:table-cell>
          <table:table-cell table:style-name="TableCell84">
            <text:p text:style-name="Standard"><text:span text:style-name="T85">This is a simple program that uses an integer pointer<text:s/></text:span><text:span text:style-name="T86">a</text:span><text:span text:style-name="T87"><text:s/>in two different allocations.</text:span></text:p>
            <text:p text:style-name="P88"/>
            <text:p text:style-name="Standard"><text:span text:style-name="T89">First, it allocates a s</text:span><text:span text:style-name="T90">ingle integer and assigns the value 10 to the allocated memory.</text:span></text:p>
            <text:p text:style-name="P91"/>
            <text:p text:style-name="Standard"><text:span text:style-name="T92">Next, it uses<text:s/></text:span><text:span text:style-name="T93">a</text:span><text:span text:style-name="T94"><text:s/>to reference an array of integers of length 3. It prints out the values for both cases.</text:span></text:p>
            <text:p text:style-name="P95"/>
          </table:table-cell>
        </table:table-row>
      </table:table>
      <text:p text:style-name="P96"/>
      <text:p text:style-name="P97"/>
      <text:p text:style-name="Standard"><text:span text:style-name="T98">Here is some program output and compilation. (The -g is to compile with debugging</text:span><text:span text:style-name="T99"><text:s/>information, which will become important later.)</text:span></text:p>
      <table:table table:style-name="Table100">
        <table:table-columns>
          <table:table-column table:style-name="TableColumn101"/>
        </table:table-columns>
        <table:table-row table:style-name="TableRow102">
          <table:table-cell table:style-name="TableCell103">
            <text:p text:style-name="Standard"><text:span text:style-name="T104">$ gcc memleak_example.c -g -o memleak_example</text:span></text:p>
            <text:p text:style-name="Standard"><text:span text:style-name="T105">$ ./memleak_example</text:span></text:p>
            <text:p text:style-name="Standard"><text:span text:style-name="T106">10</text:span></text:p>
            <text:p text:style-name="Standard"><text:span text:style-name="T107">10 20 30</text:span></text:p>
          </table:table-cell>
        </table:table-row>
      </table:table>
      <text:p text:style-name="P108"/>
      <text:p text:style-name="P109"/>
      <text:p text:style-name="Standard"><text:span text:style-name="T110">On its face, there doesn't seem to be anything wrong with this program in terms of its intended output. It compiles without<text:s/></text:span><text:span text:style-name="T111">errors, and it runs as intended. Yet, this program is wrong, and there is a memory leak in it.</text:span></text:p>
      <text:p text:style-name="P112"/>
      <text:p text:style-name="Standard"><text:span text:style-name="T113">Upon the second allocation and assignment to<text:s/></text:span><text:span text:style-name="T114">a</text:span><text:span text:style-name="T115">, the previous allocation is not freed. The assignment of the second allocation from calloc() will<text:s/></text:span><text:span text:style-name="T116">overwrite</text:span><text:span text:style-name="T117"><text:s/>the previous pointer value, which used to reference the initial allocation, the one by malloc(). As a result, the previous pointer value and the memory it referenced is lost and cannot be freed; a classic memory leak.</text:span></text:p>
      <text:p text:style-name="P118"/>
      <text:p text:style-name="Standard"><text:span text:style-name="T119">Ok, so we know what a memory leak is</text:span><text:span text:style-name="T120"><text:s/>and how to recognize one by reading code, but that's hard. Why can't the compiler or something figure this out for us? Turns out that this is not something that a compiler can very easily check for. However, one way to determine if a program has a memory<text:s/></text:span><text:span text:style-name="T121">leak is to run it and see what happens.</text:span></text:p>
      <text:p text:style-name="P122"/>
      <text:p text:style-name="Standard"><text:span text:style-name="T123">The<text:s/></text:span><text:span text:style-name="T124">valgrind</text:span><text:span text:style-name="T125"><text:s/>debugger is a the tool designed to that. It will run a program, track the memory allocations, and check at the end if all the allocated memory has been freed. If not, some memory was lost, and it will g</text:span><text:span text:style-name="T126">enerate a warning. Let's look at the valgrind output of running the above program.</text:span></text:p>
      <text:p text:style-name="P127"/>
      <text:p text:style-name="P128"/>
      <text:p text:style-name="P129"/>
      <table:table table:style-name="Table130">
        <table:table-columns>
          <table:table-column table:style-name="TableColumn131"/>
        </table:table-columns>
        <table:table-row table:style-name="TableRow132">
          <table:table-cell table:style-name="TableCell133">
            <text:p text:style-name="Standard"><text:span text:style-name="T134">$ valgrind ./memleak_example</text:span></text:p>
            <text:p text:style-name="Standard"><text:span text:style-name="T135">==30134== Memcheck, a memory error detector</text:span></text:p>
            <text:p text:style-name="Standard"><text:span text:style-name="T136">==30134== Copyright (C) 2002-2011, and GNU GPL'd, by Julian Seward et al.</text:span></text:p>
            <text:p text:style-name="Standard"><text:span text:style-name="T137">==30134== Using<text:s/></text:span><text:span text:style-name="T138">Valgrind-3.7.0 and LibVEX; rerun with -h for copyright info</text:span></text:p>
            <text:p text:style-name="Standard"><text:span text:style-name="T139">==30134== Command: ./memleak_example</text:span></text:p>
            <text:p text:style-name="Standard"><text:span text:style-name="T140">==30134==</text:span></text:p>
            <text:p text:style-name="Standard"><text:span text:style-name="T141">10</text:span></text:p>
            <text:p text:style-name="Standard"><text:span text:style-name="T142">10 20 30</text:span></text:p>
            <text:p text:style-name="Standard"><text:span text:style-name="T143">==30134==</text:span></text:p>
            <text:p text:style-name="Standard"><text:span text:style-name="T144">==30134== HEAP SUMMARY:</text:span></text:p>
            <text:p text:style-name="Standard"><text:span text:style-name="T145">==30134== <text:s text:c="4"/>in use at exit: 16 bytes in 2 blocks</text:span></text:p>
            <text:p text:style-name="Standard"><text:span text:style-name="T146">==30134== <text:s text:c="2"/>total heap usage: 2 allocs, 0 frees, 1</text:span><text:span text:style-name="T147">6 bytes allocated</text:span></text:p>
            <text:p text:style-name="Standard"><text:span text:style-name="T148">==30134==</text:span></text:p>
            <text:p text:style-name="Standard"><text:span text:style-name="T149">==30134== LEAK SUMMARY:</text:span></text:p>
            <text:p text:style-name="Standard"><text:span text:style-name="T150">==30134== <text:s text:c="3"/>definitely lost: 16 bytes in 2 blocks</text:span></text:p>
            <text:p text:style-name="Standard"><text:span text:style-name="T151">==30134== <text:s text:c="3"/>indirectly lost: 0 bytes in 0 blocks</text:span></text:p>
            <text:p text:style-name="Standard"><text:span text:style-name="T152">==30134== <text:s text:c="5"/>possibly lost: 0 bytes in 0 blocks</text:span></text:p>
            <text:p text:style-name="Standard"><text:span text:style-name="T153">==30134== <text:s text:c="3"/>still reachable: 0 bytes in 0 blocks</text:span></text:p>
            <text:p text:style-name="Standard"><text:span text:style-name="T154">==</text:span><text:span text:style-name="T155">30134== <text:s text:c="8"/>suppressed: 0 bytes in 0 blocks</text:span></text:p>
            <text:p text:style-name="Standard"><text:span text:style-name="T156">==30134== Rerun with --leak-check=full to see details of leaked memory</text:span></text:p>
            <text:p text:style-name="Standard"><text:span text:style-name="T157">==30134==</text:span></text:p>
            <text:p text:style-name="Standard"><text:span text:style-name="T158">==30134== For counts of detected and suppressed errors, rerun with: -v</text:span></text:p>
            <text:p text:style-name="Standard"><text:span text:style-name="T159">==30134== ERROR SUMMARY: 0 errors from 0 contexts<text:s/></text:span><text:span text:style-name="T160">(suppressed: 2 from 2)</text:span></text:p>
            <text:p text:style-name="P161"/>
          </table:table-cell>
        </table:table-row>
      </table:table>
      <text:p text:style-name="P162"/>
      <text:p text:style-name="Standard"><text:span text:style-name="T163">Check out the LEAK SUMMARY section, and you find that 16 bytes were "definitely" lost. Let's re-run the valgrind with the<text:s/></text:span><text:span text:style-name="T164">--leak-check</text:span><text:span text:style-name="T165"><text:s/>option set to "full" to see more details, which additonally prints the HEAP SUMMARY</text:span></text:p>
      <table:table table:style-name="Table166">
        <table:table-columns>
          <table:table-column table:style-name="TableColumn167"/>
        </table:table-columns>
        <table:table-row table:style-name="TableRow168">
          <table:table-cell table:style-name="TableCell169">
            <text:p text:style-name="Standard"><text:span text:style-name="T170">$ valgrind<text:s/></text:span><text:span text:style-name="T171">--leak-check=full ./memleak_example</text:span></text:p>
            <text:p text:style-name="Standard"><text:span text:style-name="T172">(...)</text:span></text:p>
            <text:p text:style-name="P173"/>
            <text:p text:style-name="Standard"><text:span text:style-name="T174">==30148== 4 bytes in 1 blocks are definitely lost in loss record 1 of 2</text:span></text:p>
            <text:p text:style-name="Standard"><text:span text:style-name="T175">==30148== <text:s text:c="3"/>at 0x4C2B6CD: malloc (in /usr/lib/valgrind/vgpreload_memcheck-amd64-linux.so)</text:span></text:p>
            <text:p text:style-name="Standard"><text:span text:style-name="T176">==30148== <text:s text:c="3"/>by 0x4005F7: main (memleak_example.c:</text:span><text:span text:style-name="T177">6)</text:span></text:p>
            <text:p text:style-name="Standard"><text:span text:style-name="T178">==30148==</text:span></text:p>
            <text:p text:style-name="Standard"><text:span text:style-name="T179">==30148== 12 bytes in 1 blocks are definitely lost in loss record 2 of 2</text:span></text:p>
            <text:p text:style-name="Standard"><text:span text:style-name="T180">==30148== <text:s text:c="3"/>at 0x4C29DB4: calloc (in /usr/lib/valgrind/vgpreload_memcheck-amd64-linux.so)</text:span></text:p>
            <text:p text:style-name="Standard"><text:span text:style-name="T181">==30148== <text:s text:c="3"/>by 0x400636: main (memleak_example.c:12)</text:span></text:p>
            <text:p text:style-name="P182"/>
          </table:table-cell>
        </table:table-row>
      </table:table>
      <text:p text:style-name="P183"/>
      <text:p text:style-name="Standard"><text:span text:style-name="T184">It lists the two<text:s/></text:span><text:span text:style-name="T185">allocations. The first call to<text:s/></text:span><text:span text:style-name="T186">malloc()</text:span><text:span text:style-name="T187"><text:s/>allocated 4 bytes, the size of an integer. The second allocation allocated 3 integers, or 12 bytes, with<text:s/></text:span><text:span text:style-name="T188">calloc()</text:span><text:span text:style-name="T189">. With this information, the programmer can track down the memory leak and fix it.</text:span></text:p>
      <text:p text:style-name="Standard"><text:span text:style-name="T190"><text:line-break/></text:span></text:p>
      <text:p text:style-name="P191"/>
      <text:soft-page-break/>
      <text:p text:style-name="P192"><text:span text:style-name="T193">Task 1 (50<text:s/></text:span><text:span text:style-name="T194">points)</text:span></text:p>
      <text:p text:style-name="P195"/>
      <text:p text:style-name="Standard"><text:span text:style-name="T196">- Compile and execute<text:s/></text:span><text:span text:style-name="T197">memleak.c</text:span><text:span text:style-name="T198">. Verify the output and review the program.</text:span></text:p>
      <text:p text:style-name="P199"/>
      <text:p text:style-name="Standard"><text:span text:style-name="T200">- Answer the following questions in your worksheet:</text:span></text:p>
      <text:p text:style-name="P201"/>
      <text:p text:style-name="Standard"><text:span text:style-name="T202">Run<text:s/></text:span><text:span text:style-name="T203">valgrind</text:span><text:span text:style-name="T204"><text:s/>on the<text:s/></text:span><text:span text:style-name="T205">memleak</text:span><text:span text:style-name="T206"><text:s/>program. How many bytes does it say have been definitely lost?</text:span></text:p>
      <table:table table:style-name="Table207">
        <table:table-columns>
          <table:table-column table:style-name="TableColumn208"/>
        </table:table-columns>
        <table:table-row table:style-name="TableRow209">
          <table:table-cell table:style-name="TableCell210">
            <text:p text:style-name="Standard"><text:span text:style-name="T211">(answer on worksheet)</text:span></text:p>
            <text:p text:style-name="P212"/>
          </table:table-cell>
        </table:table-row>
      </table:table>
      <text:p text:style-name="P213"/>
      <text:p text:style-name="Standard"><text:span text:style-name="T214">On what line(s) of code does<text:s/></text:span><text:span text:style-name="T215">valgrind</text:span><text:span text:style-name="T216"><text:s/>indicate a memory leak has occurred? Ensure you have compiled with the<text:s/></text:span><text:span text:style-name="T217">-g</text:span><text:span text:style-name="T218"><text:s/>flag for debugging.</text:span></text:p>
      <table:table table:style-name="Table219">
        <table:table-columns>
          <table:table-column table:style-name="TableColumn220"/>
        </table:table-columns>
        <table:table-row table:style-name="TableRow221">
          <table:table-cell table:style-name="TableCell222">
            <text:p text:style-name="Standard"><text:span text:style-name="T223">(answer on worksheet)</text:span></text:p>
            <text:p text:style-name="P224"/>
          </table:table-cell>
        </table:table-row>
      </table:table>
      <text:p text:style-name="P225"/>
      <text:p text:style-name="Standard"><text:span text:style-name="T226">Identify and describe at least one memory leak in<text:s/></text:span><text:span text:style-name="T227">memleak.c</text:span><text:span text:style-name="T228">.</text:span></text:p>
      <table:table table:style-name="Table229">
        <table:table-columns>
          <table:table-column table:style-name="TableColumn230"/>
        </table:table-columns>
        <table:table-row table:style-name="TableRow231">
          <table:table-cell table:style-name="TableCell232">
            <text:p text:style-name="Standard"><text:span text:style-name="T233">(answer on worksheet)</text:span></text:p>
            <text:p text:style-name="P234">on<text:s/>line 34 memory was assigned to pointer a but it is not freed before the end of the program</text:p>
            <text:p text:style-name="P235">on line 50 pointer a to the original array is lost when it is overwritten with a pointer returned by doubleup().</text:p>
          </table:table-cell>
        </table:table-row>
      </table:table>
      <text:p text:style-name="P236"/>
      <text:p text:style-name="Standard"><text:span text:style-name="T237">Fix the memory leak you identified and verify your</text:span><text:span text:style-name="T238"><text:s/>fix with<text:s/></text:span><text:span text:style-name="T239">valgrind</text:span><text:span text:style-name="T240">.</text:span></text:p>
      <text:p text:style-name="P241"/>
      <text:p text:style-name="Standard"><text:span text:style-name="T242">Describe how you fixed the memory leak:</text:span></text:p>
      <table:table table:style-name="Table243">
        <table:table-columns>
          <table:table-column table:style-name="TableColumn244"/>
        </table:table-columns>
        <table:table-row table:style-name="TableRow245">
          <table:table-cell table:style-name="TableCell246">
            <text:p text:style-name="Standard"><text:span text:style-name="T247">(answer on worksheet)</text:span></text:p>
            <text:p text:style-name="Standard"><text:span text:style-name="T248">Inside method double up I freed pointer a at the end of the function before the new pointer is returned to overwrite a in main. I also freed a in main before the main metho</text:span><text:span text:style-name="T249">d ends.</text:span></text:p>
          </table:table-cell>
        </table:table-row>
      </table:table>
      <text:p text:style-name="P250"/>
      <text:p text:style-name="P251"/>
      <text:p text:style-name="P252"/>
      <text:p text:style-name="Standard"><text:span text:style-name="T253">Memory Violations</text:span></text:p>
      <text:p text:style-name="P254"/>
      <text:p text:style-name="Standard"><text:span text:style-name="T255">Memory leaks are not just the only kind of memory errors that valgrind can detect. It can also detect memory violations. A memory violation is when you access memory that you shouldn't, or access memory prior to it being<text:s/></text:span><text:span text:style-name="T256">initialized.</text:span></text:p>
      <text:p text:style-name="P257"/>
      <text:p text:style-name="Standard"><text:span text:style-name="T258">Let's look at really simple example of this, printing an uninitialized value:</text:span></text:p>
      <table:table table:style-name="Table259">
        <table:table-columns>
          <table:table-column table:style-name="TableColumn260"/>
        </table:table-columns>
        <table:table-row table:style-name="TableRow261">
          <table:table-cell table:style-name="TableCell262">
            <text:p text:style-name="Standard"><text:span text:style-name="T263">int a;</text:span></text:p>
            <text:p text:style-name="Standard"><text:span text:style-name="T264">printf("%d\n", a);</text:span></text:p>
          </table:table-cell>
        </table:table-row>
      </table:table>
      <text:p text:style-name="P265"/>
      <text:p text:style-name="Standard"><text:span text:style-name="T266">The problem with this program is clear -- we're printing out the value of a without having previously assigned to it. This error can be<text:s/></text:span><text:span text:style-name="T267">detected by the compiler with the<text:s/></text:span><text:span text:style-name="T268">-Wall</text:span><text:span text:style-name="T269"><text:s/>option:</text:span></text:p>
      <table:table table:style-name="Table270">
        <table:table-columns>
          <table:table-column table:style-name="TableColumn271"/>
        </table:table-columns>
        <table:table-row table:style-name="TableRow272">
          <table:table-cell table:style-name="TableCell273">
            <text:p text:style-name="Standard"><text:span text:style-name="T274">$ gcc -Wall memviolation_simple.c</text:span></text:p>
            <text:p text:style-name="Standard"><text:span text:style-name="T275">memviolation_simple.c:7:18: warning: variable 'a' is uninitialized when used here [-Wuninitialized]</text:span></text:p>
            <text:p text:style-name="Standard"><text:span text:style-name="T276"><text:s text:c="2"/>printf("%d\n", a);</text:span></text:p>
          </table:table-cell>
        </table:table-row>
      </table:table>
      <text:p text:style-name="P277"/>
      <text:p text:style-name="P278"/>
      <text:soft-page-break/>
      <text:p text:style-name="P279"><text:span text:style-name="T280">But other memory violations are harder to recogniz</text:span><text:span text:style-name="T281">e, particularly those involving arrays. Let's look at the program below. Can you spot the error?</text:span></text:p>
      <table:table table:style-name="Table282">
        <table:table-columns>
          <table:table-column table:style-name="TableColumn283"/>
          <table:table-column table:style-name="TableColumn284"/>
        </table:table-columns>
        <table:table-row table:style-name="TableRow285">
          <table:table-cell table:style-name="TableCell286">
            <text:p text:style-name="Standard"><text:span text:style-name="T287">#include &lt;stdio.h&gt;</text:span></text:p>
            <text:p text:style-name="Standard"><text:span text:style-name="T288">#include &lt;stdlib.h&gt;</text:span></text:p>
            <text:p text:style-name="P289"/>
            <text:p text:style-name="Standard"><text:span text:style-name="T290">int main(int argc, char * argv[]){</text:span></text:p>
            <text:p text:style-name="P291"/>
            <text:p text:style-name="Standard"><text:span text:style-name="T292"><text:s text:c="2"/>int i, *a;</text:span></text:p>
            <text:p text:style-name="Standard"><text:span text:style-name="T293"><text:s text:c="2"/>a = calloc(10, sizeof(int));</text:span></text:p>
            <text:p text:style-name="P294"/>
            <text:p text:style-name="Standard"><text:span text:style-name="T295"><text:s text:c="2"/>for(i=0;i &lt;= 10; i++){</text:span></text:p>
            <text:p text:style-name="Standard"><text:span text:style-name="T296"><text:s text:c="4"/>a[i] = i;</text:span></text:p>
            <text:p text:style-name="Standard"><text:span text:style-name="T297"><text:s text:c="2"/>}</text:span></text:p>
            <text:p text:style-name="Standard"><text:span text:style-name="T298"><text:s text:c="2"/>for(i=0;i &lt;= 10; i++){</text:span></text:p>
            <text:p text:style-name="Standard"><text:span text:style-name="T299"><text:s text:c="4"/>printf("%d\n", a[i]);</text:span></text:p>
            <text:p text:style-name="Standard"><text:span text:style-name="T300"><text:s text:c="2"/>}</text:span></text:p>
            <text:p text:style-name="Standard"><text:span text:style-name="T301">}</text:span></text:p>
            <text:p text:style-name="P302"/>
          </table:table-cell>
          <table:table-cell table:style-name="TableCell303">
            <text:p text:style-name="Standard"><text:span text:style-name="T304">Compiling and running this program, it's not obvious that anything is wrong:</text:span></text:p>
            <text:p text:style-name="P305"/>
            <text:p text:style-name="Standard"><text:span text:style-name="T306">$ ./memviolation_array</text:span></text:p>
            <text:p text:style-name="Standard"><text:span text:style-name="T307">0</text:span></text:p>
            <text:p text:style-name="Standard"><text:span text:style-name="T308">1</text:span></text:p>
            <text:p text:style-name="Standard"><text:span text:style-name="T309">2</text:span></text:p>
            <text:p text:style-name="Standard"><text:span text:style-name="T310">3</text:span></text:p>
            <text:p text:style-name="Standard"><text:span text:style-name="T311">4</text:span></text:p>
            <text:p text:style-name="Standard"><text:span text:style-name="T312">5</text:span></text:p>
            <text:p text:style-name="Standard"><text:span text:style-name="T313">6</text:span></text:p>
            <text:p text:style-name="Standard"><text:span text:style-name="T314">7</text:span></text:p>
            <text:p text:style-name="Standard"><text:span text:style-name="T315">8</text:span></text:p>
            <text:p text:style-name="Standard"><text:span text:style-name="T316">9</text:span></text:p>
            <text:p text:style-name="Standard"><text:span text:style-name="T317">10</text:span></text:p>
            <text:p text:style-name="P318"/>
          </table:table-cell>
        </table:table-row>
      </table:table>
      <text:p text:style-name="P319"/>
      <text:p text:style-name="Standard"><text:span text:style-name="T320">No errors are reported and the numbers up to 10 are printed, but<text:s/></text:span><text:span text:style-name="T321">we know that we are actually writing out of bounds in our array! Fortunately,<text:s/></text:span><text:span text:style-name="T322">valgrind</text:span><text:span text:style-name="T323"><text:s/>can detect such errors:</text:span></text:p>
      <table:table table:style-name="Table324">
        <table:table-columns>
          <table:table-column table:style-name="TableColumn325"/>
        </table:table-columns>
        <table:table-row table:style-name="TableRow326">
          <table:table-cell table:style-name="TableCell327">
            <text:p text:style-name="Standard"><text:span text:style-name="T328">$ valgrind ./memviolation_array</text:span></text:p>
            <text:p text:style-name="Standard"><text:span text:style-name="T329">==30588== Memcheck, a memory error detector</text:span></text:p>
            <text:p text:style-name="Standard"><text:span text:style-name="T330">==30588== Copyright (C) 2002-2011, and GNU GPL'd, by Julian Seward e</text:span><text:span text:style-name="T331">t al.</text:span></text:p>
            <text:p text:style-name="Standard"><text:span text:style-name="T332">==30588== Using Valgrind-3.7.0 and LibVEX; rerun with -h for copyright info</text:span></text:p>
            <text:p text:style-name="Standard"><text:span text:style-name="T333">==30588== Command: ./memviolation_array</text:span></text:p>
            <text:p text:style-name="Standard"><text:span text:style-name="T334">==30588==</text:span></text:p>
            <text:p text:style-name="Standard"><text:span text:style-name="T335">==30588== Invalid write of size 4</text:span></text:p>
            <text:p text:style-name="Standard"><text:span text:style-name="T336">==30588== <text:s text:c="3"/>at 0x4005D8: main (in /home/scs/aviv/git/ic221/current/lab/04/stu/examples/m</text:span><text:span text:style-name="T337">emviolation_array)</text:span></text:p>
            <text:p text:style-name="Standard"><text:span text:style-name="T338">==30588== <text:s/>Address 0x51f2068 is 0 bytes after a block of size 40 alloc'd</text:span></text:p>
            <text:p text:style-name="Standard"><text:span text:style-name="T339">==30588== <text:s text:c="3"/>at 0x4C29DB4: calloc (in /usr/lib/valgrind/vgpreload_memcheck-amd64-linux.so)</text:span></text:p>
            <text:p text:style-name="Standard"><text:span text:style-name="T340">==30588== <text:s text:c="3"/>by 0x4005B4: main (in /home/scs/aviv/git/ic221/current/lab/0</text:span><text:span text:style-name="T341">4/stu/examples/memviolation_array)</text:span></text:p>
            <text:p text:style-name="Standard"><text:span text:style-name="T342">==30588==</text:span></text:p>
            <text:p text:style-name="Standard"><text:span text:style-name="T343">0</text:span></text:p>
            <text:p text:style-name="Standard"><text:span text:style-name="T344">1</text:span></text:p>
            <text:p text:style-name="Standard"><text:span text:style-name="T345">2</text:span></text:p>
            <text:p text:style-name="Standard"><text:span text:style-name="T346">3</text:span></text:p>
            <text:p text:style-name="Standard"><text:span text:style-name="T347">4</text:span></text:p>
            <text:p text:style-name="Standard"><text:span text:style-name="T348">5</text:span></text:p>
            <text:p text:style-name="Standard"><text:span text:style-name="T349">6</text:span></text:p>
            <text:p text:style-name="Standard"><text:span text:style-name="T350">7</text:span></text:p>
            <text:p text:style-name="Standard"><text:span text:style-name="T351">8</text:span></text:p>
            <text:p text:style-name="Standard"><text:span text:style-name="T352">9</text:span></text:p>
            <text:p text:style-name="Standard"><text:span text:style-name="T353">==30588== Invalid read of size 4</text:span></text:p>
            <text:p text:style-name="Standard"><text:span text:style-name="T354">==30588== <text:s text:c="3"/>at 0x40060F: main (in /home/scs/aviv/git/ic221/current/lab/04/stu/examples/memviolation_array)</text:span></text:p>
            <text:p text:style-name="Standard"><text:span text:style-name="T355">==30588== <text:s/>Address 0x51f2068 is 0 bytes after a<text:s/></text:span><text:span text:style-name="T356">block of size 40 alloc'd</text:span></text:p>
            <text:p text:style-name="Standard"><text:span text:style-name="T357">==30588== <text:s text:c="3"/>at 0x4C29DB4: calloc (in /usr/lib/valgrind/vgpreload_memcheck-amd64-linux.so)</text:span></text:p>
            <text:p text:style-name="Standard"><text:span text:style-name="T358">==30588== <text:s text:c="3"/>by 0x4005B4: main (in /home/scs/aviv/git/ic221/current/lab/04/stu/examples/memviolation_array)</text:span></text:p>
            <text:soft-page-break/>
            <text:p text:style-name="Standard"><text:span text:style-name="T359">==30588==</text:span></text:p>
            <text:p text:style-name="Standard"><text:span text:style-name="T360">10</text:span></text:p>
            <text:p text:style-name="Standard"><text:span text:style-name="T361">==30588==</text:span></text:p>
            <text:p text:style-name="Standard"><text:span text:style-name="T362">==30588== HEAP SUMMARY:</text:span></text:p>
            <text:p text:style-name="Standard"><text:span text:style-name="T363">==30588== <text:s text:c="4"/>in use at exit: 40 bytes in 1 blocks</text:span></text:p>
            <text:p text:style-name="Standard"><text:span text:style-name="T364">==30588== <text:s text:c="2"/>total heap usage: 1 allocs, 0 frees, 40 bytes allocated</text:span></text:p>
            <text:p text:style-name="Standard"><text:span text:style-name="T365">==30588==</text:span></text:p>
            <text:p text:style-name="Standard"><text:span text:style-name="T366">==30588== LEAK SUMMARY:</text:span></text:p>
            <text:p text:style-name="Standard"><text:span text:style-name="T367">==30588== <text:s text:c="3"/>definitely lost: 40 bytes in 1 blocks</text:span></text:p>
            <text:p text:style-name="Standard"><text:span text:style-name="T368">==30588== <text:s text:c="3"/>indirectly los</text:span><text:span text:style-name="T369">t: 0 bytes in 0 blocks</text:span></text:p>
            <text:p text:style-name="Standard"><text:span text:style-name="T370">==30588== <text:s text:c="5"/>possibly lost: 0 bytes in 0 blocks</text:span></text:p>
            <text:p text:style-name="Standard"><text:span text:style-name="T371">==30588== <text:s text:c="3"/>still reachable: 0 bytes in 0 blocks</text:span></text:p>
            <text:p text:style-name="Standard"><text:span text:style-name="T372">==30588== <text:s text:c="8"/>suppressed: 0 bytes in 0 blocks</text:span></text:p>
            <text:p text:style-name="Standard"><text:span text:style-name="T373">==30588== Rerun with --leak-check=full to see details of leaked memory</text:span></text:p>
            <text:p text:style-name="Standard"><text:span text:style-name="T374">==30588==</text:span></text:p>
            <text:p text:style-name="Standard"><text:span text:style-name="T375">=</text:span><text:span text:style-name="T376">=30588== For counts of detected and suppressed errors, rerun with: -v</text:span></text:p>
            <text:p text:style-name="Standard"><text:span text:style-name="T377">==30588== ERROR SUMMARY: 2 errors from 2 contexts (suppressed: 2 from 2)</text:span></text:p>
            <text:p text:style-name="P378"/>
          </table:table-cell>
        </table:table-row>
      </table:table>
      <text:soft-page-break/>
      <text:p text:style-name="Standard"><text:span text:style-name="T379">In the execution output, there is an "Invalid read of size 4" occurring when array[10] is indexed and printed<text:s/></text:span><text:span text:style-name="T380">to the screen. This is a simple example, but invalid reads and writes and other memory violations can cause all sorts of problems.</text:span></text:p>
      <text:p text:style-name="P381"/>
      <text:p text:style-name="P382"/>
      <text:p text:style-name="Standard"><text:span text:style-name="T383">Task 2 (50 points)</text:span></text:p>
      <text:p text:style-name="P384"/>
      <text:p text:style-name="Standard"><text:span text:style-name="T385">Compile and execute the memviolation.c program. Complete the following tasks and answer the questions i</text:span><text:span text:style-name="T386">n your worksheet.</text:span></text:p>
      <text:p text:style-name="P387"/>
      <text:p text:style-name="Standard"><text:span text:style-name="T388">- Describe the output and exeuction of the program. Does it seem to be consistent?</text:span></text:p>
      <table:table table:style-name="Table389">
        <table:table-columns>
          <table:table-column table:style-name="TableColumn390"/>
        </table:table-columns>
        <table:table-row table:style-name="TableRow391">
          <table:table-cell table:style-name="TableCell392">
            <text:p text:style-name="Standard"><text:span text:style-name="T393">(answer on worksheet)</text:span></text:p>
            <text:p text:style-name="P394">Yes, it always prints out Hello World!</text:p>
            <text:p text:style-name="P395"/>
            <text:p text:style-name="P396"/>
          </table:table-cell>
        </table:table-row>
      </table:table>
      <text:p text:style-name="P397"/>
      <text:p text:style-name="Standard"><text:span text:style-name="T398">- Run the program under<text:s/></text:span><text:span text:style-name="T399">valgrind</text:span><text:span text:style-name="T400">, identify the line of code that is causing the memory vi</text:span><text:span text:style-name="T401">olation and its input.</text:span></text:p>
      <text:p text:style-name="P402"/>
      <text:p text:style-name="Standard"><text:span text:style-name="T403">- Describe the programming bug:</text:span></text:p>
      <table:table table:style-name="Table404">
        <table:table-columns>
          <table:table-column table:style-name="TableColumn405"/>
        </table:table-columns>
        <table:table-row table:style-name="TableRow406">
          <table:table-cell table:style-name="TableCell407">
            <text:p text:style-name="Standard"><text:span text:style-name="T408">(answer on worksheet)</text:span></text:p>
            <text:p text:style-name="P409"/>
            <text:p text:style-name="P410"/>
            <text:p text:style-name="P411"/>
          </table:table-cell>
        </table:table-row>
      </table:table>
      <text:p text:style-name="P412"/>
      <text:p text:style-name="Standard"><text:span text:style-name="T413">- Fix the memory violation and verify your fix with<text:s/></text:span><text:span text:style-name="T414">valgrind</text:span><text:span text:style-name="T4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ni, Charlie Midn USN USNA Annapolis</dc:creator>
    <meta:creation-date>2019-02-07T10:14:00Z</meta:creation-date>
    <dc:date>2023-02-16T03:42:00Z</dc:date>
    <meta:template xlink:href="Normal.dotm" xlink:type="simple"/>
    <meta:editing-cycles>20</meta:editing-cycles>
    <meta:editing-duration>PT6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0" meta:word-count="1560" meta:character-count="10435" meta:row-count="74" meta:non-whitespace-character-count="8895"/>
  </office:meta>
</office:document-meta>
</file>